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12.5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2.367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905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3.046cm"/>
    </style:style>
    <style:style style:name="co12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fo:border="0.06pt solid #000000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8000" fo:border="0.06pt solid #000000"/>
    </style:style>
    <style:style style:name="ce8" style:family="table-cell" style:parent-style-name="Default" style:data-style-name="N37">
      <style:table-cell-properties fo:background-color="#ffff00" fo:border="0.06pt solid #000000"/>
    </style:style>
    <style:style style:name="ce25" style:family="table-cell" style:parent-style-name="Default">
      <style:table-cell-properties fo:border="0.06pt solid #000000"/>
    </style:style>
    <style:style style:name="ce29" style:family="table-cell" style:parent-style-name="Default" style:data-style-name="N37">
      <style:table-cell-properties fo:background-color="#999999" fo:border="0.06pt solid #000000"/>
    </style:style>
    <style:style style:name="ce7" style:family="table-cell" style:parent-style-name="Default" style:data-style-name="N37">
      <style:table-cell-properties fo:background-color="#81d41a" fo:border="0.06pt solid #000000"/>
    </style:style>
    <style:style style:name="ce34" style:family="table-cell" style:parent-style-name="Default" style:data-style-name="N37">
      <style:table-cell-properties fo:background-color="#ff0000" fo:border="0.06pt solid #000000"/>
    </style:style>
    <style:style style:name="ce12" style:family="table-cell" style:parent-style-name="Default">
      <style:table-cell-properties fo:background-color="#999999" fo:border="0.06pt solid #000000"/>
    </style:style>
    <style:style style:name="ce1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ff00" fo:border="0.06pt solid #000000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108">
      <style:table-cell-properties fo:background-color="#ffff00" fo:border="0.06pt solid #000000"/>
    </style:style>
    <style:style style:name="ce55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56" style:family="table-cell" style:parent-style-name="Default" style:data-style-name="N108">
      <style:table-cell-properties fo:border="0.06pt solid #000000"/>
      <style:text-properties fo:color="#ff0000"/>
    </style:style>
    <style:style style:name="ce60" style:family="table-cell" style:parent-style-name="Default" style:data-style-name="N108">
      <style:table-cell-properties fo:background-color="#ffff00" fo:border="0.06pt solid #000000"/>
      <style:text-properties fo:color="#ff0000"/>
    </style:style>
    <style:style style:name="ce57" style:family="table-cell" style:parent-style-name="Default" style:data-style-name="N108">
      <style:table-cell-properties fo:border="0.06pt solid #000000"/>
      <style:text-properties fo:color="#81d41a"/>
    </style:style>
    <style:style style:name="ce62" style:family="table-cell" style:parent-style-name="Default" style:data-style-name="N108">
      <style:table-cell-properties fo:background-color="#ffff00" fo:border="0.06pt solid #000000"/>
      <style:text-properties fo:color="#81d41a"/>
    </style:style>
    <style:style style:name="ce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2" table:row="25" table:table="0"/>
          <office:change-info>
            <dc:creator> </dc:creator>
            <dc:date>2021-09-28T13:37:35.56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">
          <table:cell-address table:column="5" table:row="25" table:table="0"/>
          <office:change-info>
            <dc:creator> </dc:creator>
            <dc:date>2021-09-28T13:38:25.755000000</dc:date>
          </office:change-info>
          <table:previous>
            <table:change-track-table-cell office:value-type="float" office:value="44465"/>
          </table:previous>
        </table:cell-content-change>
        <table:insertion table:id="ct3" table:type="row" table:position="24" table:table="0">
          <office:change-info>
            <dc:creator> </dc:creator>
            <dc:date>2021-09-28T13:40:53.394000000</dc:date>
          </office:change-info>
          <table:dependencies>
            <table:dependency table:id="ct20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</table:dependencies>
        </table:insertion>
        <table:insertion table:id="ct4" table:type="row" table:position="23" table:table="0">
          <office:change-info>
            <dc:creator> </dc:creator>
            <dc:date>2021-09-28T13:40:58.471000000</dc:date>
          </office:change-info>
          <table:dependencies>
            <table:dependency table:id="ct19"/>
            <table:dependency table:id="ct11"/>
            <table:dependency table:id="ct10"/>
            <table:dependency table:id="ct9"/>
            <table:dependency table:id="ct8"/>
            <table:dependency table:id="ct7"/>
            <table:dependency table:id="ct6"/>
            <table:dependency table:id="ct5"/>
          </table:dependencies>
        </table:insertion>
        <table:cell-content-change table:id="ct5">
          <table:cell-address table:column="0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2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4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6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4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7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23" table:table="0"/>
          <office:change-info>
            <dc:creator> </dc:creator>
            <dc:date>2021-09-28T13:41:07.250000000</dc:date>
          </office:change-info>
          <table:previous table:id="ct5">
            <table:change-track-table-cell office:value-type="string">
              <text:p>query3</text:p>
            </table:change-track-table-cell>
          </table:previous>
        </table:cell-content-change>
        <table:cell-content-change table:id="ct20">
          <table:cell-address table:column="0" table:row="24" table:table="0"/>
          <office:change-info>
            <dc:creator> </dc:creator>
            <dc:date>2021-09-28T13:41:10.274000000</dc:date>
          </office:change-info>
          <table:previous table:id="ct12">
            <table:change-track-table-cell office:value-type="string">
              <text:p>query3</text:p>
            </table:change-track-table-cell>
          </table:previous>
        </table:cell-content-change>
        <table:insertion table:id="ct21" table:type="row" table:position="21" table:table="0">
          <office:change-info>
            <dc:creator> </dc:creator>
            <dc:date>2021-09-28T14:51:45.731000000</dc:date>
          </office:change-info>
          <table:dependencies>
            <table:dependency table:id="ct33"/>
            <table:dependency table:id="ct31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</table:insertion>
        <table:cell-content-change table:id="ct22">
          <table:cell-address table:column="0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6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7" table:row="21" table:table="0"/>
          <office:change-info>
            <dc:creator> </dc:creator>
            <dc:date>2021-09-28T14:51:47.49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1" table:table="0"/>
          <office:change-info>
            <dc:creator> </dc:creator>
            <dc:date>2021-09-28T14:51:57.719000000</dc:date>
          </office:change-info>
          <table:previous table:id="ct22">
            <table:change-track-table-cell office:value-type="string">
              <text:p>bungiecord server – query</text:p>
            </table:change-track-table-cell>
          </table:previous>
        </table:cell-content-change>
        <table:cell-content-change table:id="ct30">
          <table:cell-address table:column="0" table:row="22" table:table="0"/>
          <office:change-info>
            <dc:creator> </dc:creator>
            <dc:date>2021-09-28T14:52:11.340000000</dc:date>
          </office:change-info>
          <table:previous>
            <table:change-track-table-cell office:value-type="string">
              <text:p>bungiecord server – query</text:p>
            </table:change-track-table-cell>
          </table:previous>
        </table:cell-content-change>
        <table:cell-content-change table:id="ct31">
          <table:cell-address table:column="0" table:row="21" table:table="0"/>
          <office:change-info>
            <dc:creator> </dc:creator>
            <dc:date>2021-09-28T14:52:19.228000000</dc:date>
          </office:change-info>
          <table:previous table:id="ct29">
            <table:change-track-table-cell office:value-type="string">
              <text:p>bungiecord server – proxy</text:p>
            </table:change-track-table-cell>
          </table:previous>
        </table:cell-content-change>
        <table:cell-content-change table:id="ct32">
          <table:cell-address table:column="6" table:row="22" table:table="0"/>
          <office:change-info>
            <dc:creator> </dc:creator>
            <dc:date>2021-09-28T14:53:19.118000000</dc:date>
          </office:change-info>
          <table:previous>
            <table:change-track-table-cell office:value-type="float" office:value="25577"/>
          </table:previous>
        </table:cell-content-change>
        <table:cell-content-change table:id="ct33">
          <table:cell-address table:column="6" table:row="21" table:table="0"/>
          <office:change-info>
            <dc:creator> </dc:creator>
            <dc:date>2021-09-28T14:54:33.210000000</dc:date>
          </office:change-info>
          <table:previous table:id="ct27">
            <table:change-track-table-cell office:value-type="float" office:value="25577"/>
          </table:previous>
        </table:cell-content-change>
        <table:movement table:id="ct34">
          <table:source-range-address table:start-column="11" table:start-row="1" table:start-table="1" table:end-column="14" table:end-row="29" table:end-table="1"/>
          <table:target-range-address table:start-column="14" table:start-row="1" table:start-table="1" table:end-column="16" table:end-row="29" table:end-table="1"/>
          <office:change-info>
            <dc:creator> </dc:creator>
            <dc:date>2021-09-28T14:57:37.609000000</dc:date>
          </office:change-info>
          <table:dependencies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  <table:dependency table:id="ct47"/>
            <table:dependency table:id="ct46"/>
            <table:dependency table:id="ct45"/>
            <table:dependency table:id="ct44"/>
            <table:dependency table:id="ct43"/>
            <table:dependency table:id="ct42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movement>
        <table:cell-content-change table:id="ct35">
          <table:cell-address table:column="11" table:row="1" table:table="1"/>
          <office:change-info>
            <dc:creator> </dc:creator>
            <dc:date>2021-09-28T14:57:45.563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13" table:row="1" table:table="1"/>
          <office:change-info>
            <dc:creator> </dc:creator>
            <dc:date>2021-09-28T14:58:12.364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13" table:row="1" table:table="1"/>
          <office:change-info>
            <dc:creator> </dc:creator>
            <dc:date>2021-09-28T14:58:32.195000000</dc:date>
          </office:change-info>
          <table:previous table:id="ct36">
            <table:change-track-table-cell office:value-type="string">
              <text:p>verwachte verwinste</text:p>
            </table:change-track-table-cell>
          </table:previous>
        </table:cell-content-change>
        <table:cell-content-change table:id="ct38">
          <table:cell-address table:column="13" table:row="1" table:table="1"/>
          <office:change-info>
            <dc:creator> </dc:creator>
            <dc:date>2021-09-28T14:58:35.067000000</dc:date>
          </office:change-info>
          <table:previous table:id="ct37">
            <table:change-track-table-cell office:value-type="string">
              <text:p>verwachte verwinsten</text:p>
            </table:change-track-table-cell>
          </table:previous>
        </table:cell-content-change>
        <table:cell-content-change table:id="ct39">
          <table:cell-address table:column="13" table:row="1" table:table="1"/>
          <office:change-info>
            <dc:creator> </dc:creator>
            <dc:date>2021-09-28T14:58:48.301000000</dc:date>
          </office:change-info>
          <table:previous table:id="ct38">
            <table:change-track-table-cell office:value-type="string">
              <text:p>verwachte overwinsten</text:p>
            </table:change-track-table-cell>
          </table:previous>
        </table:cell-content-change>
        <table:cell-content-change table:id="ct40">
          <table:cell-address table:column="13" table:row="1" table:table="1"/>
          <office:change-info>
            <dc:creator> </dc:creator>
            <dc:date>2021-09-28T14:58:54.747000000</dc:date>
          </office:change-info>
          <table:previous table:id="ct39">
            <table:change-track-table-cell office:value-type="string">
              <text:p>verwachte winst</text:p>
            </table:change-track-table-cell>
          </table:previous>
        </table:cell-content-change>
        <table:cell-content-change table:id="ct41">
          <table:cell-address table:column="11" table:row="2" table:table="1"/>
          <office:change-info>
            <dc:creator> </dc:creator>
            <dc:date>2021-09-28T15:00:59.571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11" table:row="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11" table:row="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11" table:row="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11" table:row="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1" table:row="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11" table:row="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11" table:row="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11" table:row="10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11" table:row="11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11" table:row="12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11" table:row="1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1" table:row="1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11" table:row="1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11" table:row="1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1" table:row="1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11" table:row="1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1" table:row="1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11" table:row="20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11" table:row="21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1" table:row="22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11" table:row="2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11" table:row="2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11" table:row="2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11" table:row="2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11" table:row="2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1" table:row="2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11" table:row="2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13" table:row="2" table:table="1"/>
          <office:change-info>
            <dc:creator> </dc:creator>
            <dc:date>2021-09-28T15:03:24.630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13" table:row="3" table:table="1"/>
          <office:change-info>
            <dc:creator> </dc:creator>
            <dc:date>2021-09-28T15:03:29.621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13" table:row="4" table:table="1"/>
          <office:change-info>
            <dc:creator> </dc:creator>
            <dc:date>2021-09-28T15:03:29.621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3" table:row="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3" table:row="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3" table:row="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3" table:row="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3" table:row="9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13" table:row="10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13" table:row="11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2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3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4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13" table:row="1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13" table:row="1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3" table:row="19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3" table:row="20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3" table:row="21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13" table:row="22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3" table:row="23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13" table:row="24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13" table:row="2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13" table:row="2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13" table:row="2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13" table:row="2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13" table:row="29" table:table="1"/>
          <office:change-info>
            <dc:creator> </dc:creator>
            <dc:date>2021-09-28T15:03:29.623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13" table:row="2" table:table="1"/>
          <office:change-info>
            <dc:creator> </dc:creator>
            <dc:date>2021-09-28T15:04:29.322000000</dc:date>
          </office:change-info>
          <table:previous table:id="ct69">
            <table:change-track-table-cell table:cell-address="Kosten_server_huur.N3" table:formula="of:=([.L3]*12)-([.I3]+([.J3]*12))" office:value-type="float" office:value="110.2"/>
          </table:previous>
        </table:cell-content-change>
        <table:cell-content-change table:id="ct98">
          <table:cell-address table:column="13" table:row="3" table:table="1"/>
          <office:change-info>
            <dc:creator> </dc:creator>
            <dc:date>2021-09-28T15:04:32.971000000</dc:date>
          </office:change-info>
          <table:previous table:id="ct70">
            <table:change-track-table-cell table:cell-address="Kosten_server_huur.N4" table:formula="of:=([.L4]*12)-([.I4]+([.J4]*12))" office:value-type="float" office:value="-9.80000000000001"/>
          </table:previous>
        </table:cell-content-change>
        <table:cell-content-change table:id="ct99">
          <table:cell-address table:column="13" table:row="4" table:table="1"/>
          <office:change-info>
            <dc:creator> </dc:creator>
            <dc:date>2021-09-28T15:04:32.971000000</dc:date>
          </office:change-info>
          <table:previous table:id="ct71">
            <table:change-track-table-cell table:cell-address="Kosten_server_huur.N5" table:formula="of:=([.L5]*12)-([.I5]+([.J5]*12))" office:value-type="float" office:value="-129.8"/>
          </table:previous>
        </table:cell-content-change>
        <table:cell-content-change table:id="ct100">
          <table:cell-address table:column="13" table:row="5" table:table="1"/>
          <office:change-info>
            <dc:creator> </dc:creator>
            <dc:date>2021-09-28T15:04:32.971000000</dc:date>
          </office:change-info>
          <table:previous table:id="ct72">
            <table:change-track-table-cell table:cell-address="Kosten_server_huur.N6" table:formula="of:=([.L6]*12)-([.I6]+([.J6]*12))" office:value-type="float" office:value="-249.8"/>
          </table:previous>
        </table:cell-content-change>
        <table:cell-content-change table:id="ct101">
          <table:cell-address table:column="13" table:row="6" table:table="1"/>
          <office:change-info>
            <dc:creator> </dc:creator>
            <dc:date>2021-09-28T15:04:32.971000000</dc:date>
          </office:change-info>
          <table:previous table:id="ct73">
            <table:change-track-table-cell table:cell-address="Kosten_server_huur.N7" table:formula="of:=([.L7]*12)-([.I7]+([.J7]*12))" office:value-type="float" office:value="-235.8"/>
          </table:previous>
        </table:cell-content-change>
        <table:cell-content-change table:id="ct102">
          <table:cell-address table:column="13" table:row="7" table:table="1"/>
          <office:change-info>
            <dc:creator> </dc:creator>
            <dc:date>2021-09-28T15:04:32.971000000</dc:date>
          </office:change-info>
          <table:previous table:id="ct74">
            <table:change-track-table-cell table:cell-address="Kosten_server_huur.N8" table:formula="of:=([.L8]*12)-([.I8]+([.J8]*12))" office:value-type="float" office:value="-691.8"/>
          </table:previous>
        </table:cell-content-change>
        <table:cell-content-change table:id="ct103">
          <table:cell-address table:column="13" table:row="8" table:table="1"/>
          <office:change-info>
            <dc:creator> </dc:creator>
            <dc:date>2021-09-28T15:04:32.971000000</dc:date>
          </office:change-info>
          <table:previous table:id="ct75">
            <table:change-track-table-cell table:cell-address="Kosten_server_huur.N9" table:formula="of:=([.L9]*12)-([.I9]+([.J9]*12))" office:value-type="float" office:value="-871.8"/>
          </table:previous>
        </table:cell-content-change>
        <table:cell-content-change table:id="ct104">
          <table:cell-address table:column="13" table:row="9" table:table="1"/>
          <office:change-info>
            <dc:creator> </dc:creator>
            <dc:date>2021-09-28T15:04:32.971000000</dc:date>
          </office:change-info>
          <table:previous table:id="ct76">
            <table:change-track-table-cell table:cell-address="Kosten_server_huur.N10" table:formula="of:=([.L10]*12)-([.I10]+([.J10]*12))" office:value-type="float" office:value="-739.8"/>
          </table:previous>
        </table:cell-content-change>
        <table:cell-content-change table:id="ct105">
          <table:cell-address table:column="13" table:row="10" table:table="1"/>
          <office:change-info>
            <dc:creator> </dc:creator>
            <dc:date>2021-09-28T15:04:32.971000000</dc:date>
          </office:change-info>
          <table:previous table:id="ct77">
            <table:change-track-table-cell table:cell-address="Kosten_server_huur.N11" table:formula="of:=([.L11]*12)-([.I11]+([.J11]*12))" office:value-type="float" office:value="-919.8"/>
          </table:previous>
        </table:cell-content-change>
        <table:cell-content-change table:id="ct106">
          <table:cell-address table:column="13" table:row="11" table:table="1"/>
          <office:change-info>
            <dc:creator> </dc:creator>
            <dc:date>2021-09-28T15:04:32.971000000</dc:date>
          </office:change-info>
          <table:previous table:id="ct78">
            <table:change-track-table-cell table:cell-address="Kosten_server_huur.N12" table:formula="of:=([.L12]*12)-([.I12]+([.J12]*12))" office:value-type="float" office:value="180"/>
          </table:previous>
        </table:cell-content-change>
        <table:cell-content-change table:id="ct107">
          <table:cell-address table:column="13" table:row="12" table:table="1"/>
          <office:change-info>
            <dc:creator> </dc:creator>
            <dc:date>2021-09-28T15:04:32.971000000</dc:date>
          </office:change-info>
          <table:previous table:id="ct79">
            <table:change-track-table-cell table:cell-address="Kosten_server_huur.N13" table:formula="of:=([.L13]*12)-([.I13]+([.J13]*12))" office:value-type="float" office:value="180"/>
          </table:previous>
        </table:cell-content-change>
        <table:cell-content-change table:id="ct108">
          <table:cell-address table:column="13" table:row="13" table:table="1"/>
          <office:change-info>
            <dc:creator> </dc:creator>
            <dc:date>2021-09-28T15:04:32.971000000</dc:date>
          </office:change-info>
          <table:previous table:id="ct80">
            <table:change-track-table-cell table:cell-address="Kosten_server_huur.N14" table:formula="of:=([.L14]*12)-([.I14]+([.J14]*12))" office:value-type="float" office:value="180"/>
          </table:previous>
        </table:cell-content-change>
        <table:cell-content-change table:id="ct109">
          <table:cell-address table:column="13" table:row="14" table:table="1"/>
          <office:change-info>
            <dc:creator> </dc:creator>
            <dc:date>2021-09-28T15:04:32.972000000</dc:date>
          </office:change-info>
          <table:previous table:id="ct81">
            <table:change-track-table-cell table:cell-address="Kosten_server_huur.N15" table:formula="of:=([.L15]*12)-([.I15]+([.J15]*12))" office:value-type="float" office:value="180"/>
          </table:previous>
        </table:cell-content-change>
        <table:cell-content-change table:id="ct110">
          <table:cell-address table:column="13" table:row="15" table:table="1"/>
          <office:change-info>
            <dc:creator> </dc:creator>
            <dc:date>2021-09-28T15:04:32.972000000</dc:date>
          </office:change-info>
          <table:previous table:id="ct82">
            <table:change-track-table-cell table:cell-address="Kosten_server_huur.N16" table:formula="of:=([.L16]*12)-([.I16]+([.J16]*12))" office:value-type="float" office:value="180"/>
          </table:previous>
        </table:cell-content-change>
        <table:cell-content-change table:id="ct111">
          <table:cell-address table:column="13" table:row="16" table:table="1"/>
          <office:change-info>
            <dc:creator> </dc:creator>
            <dc:date>2021-09-28T15:04:32.972000000</dc:date>
          </office:change-info>
          <table:previous table:id="ct83">
            <table:change-track-table-cell table:cell-address="Kosten_server_huur.N17" table:formula="of:=([.L17]*12)-([.I17]+([.J17]*12))" office:value-type="float" office:value="180"/>
          </table:previous>
        </table:cell-content-change>
        <table:cell-content-change table:id="ct112">
          <table:cell-address table:column="13" table:row="17" table:table="1"/>
          <office:change-info>
            <dc:creator> </dc:creator>
            <dc:date>2021-09-28T15:04:32.972000000</dc:date>
          </office:change-info>
          <table:previous table:id="ct84">
            <table:change-track-table-cell table:cell-address="Kosten_server_huur.N18" table:formula="of:=([.L18]*12)-([.I18]+([.J18]*12))" office:value-type="float" office:value="180"/>
          </table:previous>
        </table:cell-content-change>
        <table:cell-content-change table:id="ct113">
          <table:cell-address table:column="13" table:row="18" table:table="1"/>
          <office:change-info>
            <dc:creator> </dc:creator>
            <dc:date>2021-09-28T15:04:32.972000000</dc:date>
          </office:change-info>
          <table:previous table:id="ct85">
            <table:change-track-table-cell table:cell-address="Kosten_server_huur.N19" table:formula="of:=([.L19]*12)-([.I19]+([.J19]*12))" office:value-type="float" office:value="180"/>
          </table:previous>
        </table:cell-content-change>
        <table:cell-content-change table:id="ct114">
          <table:cell-address table:column="13" table:row="19" table:table="1"/>
          <office:change-info>
            <dc:creator> </dc:creator>
            <dc:date>2021-09-28T15:04:32.972000000</dc:date>
          </office:change-info>
          <table:previous table:id="ct86">
            <table:change-track-table-cell table:cell-address="Kosten_server_huur.N20" table:formula="of:=([.L20]*12)-([.I20]+([.J20]*12))" office:value-type="float" office:value="180"/>
          </table:previous>
        </table:cell-content-change>
        <table:cell-content-change table:id="ct115">
          <table:cell-address table:column="13" table:row="20" table:table="1"/>
          <office:change-info>
            <dc:creator> </dc:creator>
            <dc:date>2021-09-28T15:04:32.972000000</dc:date>
          </office:change-info>
          <table:previous table:id="ct87">
            <table:change-track-table-cell table:cell-address="Kosten_server_huur.N21" table:formula="of:=([.L21]*12)-([.I21]+([.J21]*12))" office:value-type="float" office:value="180"/>
          </table:previous>
        </table:cell-content-change>
        <table:cell-content-change table:id="ct116">
          <table:cell-address table:column="13" table:row="21" table:table="1"/>
          <office:change-info>
            <dc:creator> </dc:creator>
            <dc:date>2021-09-28T15:04:32.972000000</dc:date>
          </office:change-info>
          <table:previous table:id="ct88">
            <table:change-track-table-cell table:cell-address="Kosten_server_huur.N22" table:formula="of:=([.L22]*12)-([.I22]+([.J22]*12))" office:value-type="float" office:value="180"/>
          </table:previous>
        </table:cell-content-change>
        <table:cell-content-change table:id="ct117">
          <table:cell-address table:column="13" table:row="22" table:table="1"/>
          <office:change-info>
            <dc:creator> </dc:creator>
            <dc:date>2021-09-28T15:04:32.972000000</dc:date>
          </office:change-info>
          <table:previous table:id="ct89">
            <table:change-track-table-cell table:cell-address="Kosten_server_huur.N23" table:formula="of:=([.L23]*12)-([.I23]+([.J23]*12))" office:value-type="float" office:value="180"/>
          </table:previous>
        </table:cell-content-change>
        <table:cell-content-change table:id="ct118">
          <table:cell-address table:column="13" table:row="23" table:table="1"/>
          <office:change-info>
            <dc:creator> </dc:creator>
            <dc:date>2021-09-28T15:04:32.972000000</dc:date>
          </office:change-info>
          <table:previous table:id="ct90">
            <table:change-track-table-cell table:cell-address="Kosten_server_huur.N24" table:formula="of:=([.L24]*12)-([.I24]+([.J24]*12))" office:value-type="float" office:value="180"/>
          </table:previous>
        </table:cell-content-change>
        <table:cell-content-change table:id="ct119">
          <table:cell-address table:column="13" table:row="24" table:table="1"/>
          <office:change-info>
            <dc:creator> </dc:creator>
            <dc:date>2021-09-28T15:04:32.972000000</dc:date>
          </office:change-info>
          <table:previous table:id="ct91">
            <table:change-track-table-cell table:cell-address="Kosten_server_huur.N25" table:formula="of:=([.L25]*12)-([.I25]+([.J25]*12))" office:value-type="float" office:value="180"/>
          </table:previous>
        </table:cell-content-change>
        <table:cell-content-change table:id="ct120">
          <table:cell-address table:column="13" table:row="25" table:table="1"/>
          <office:change-info>
            <dc:creator> </dc:creator>
            <dc:date>2021-09-28T15:04:32.972000000</dc:date>
          </office:change-info>
          <table:previous table:id="ct92">
            <table:change-track-table-cell table:cell-address="Kosten_server_huur.N26" table:formula="of:=([.L26]*12)-([.I26]+([.J26]*12))" office:value-type="float" office:value="180"/>
          </table:previous>
        </table:cell-content-change>
        <table:cell-content-change table:id="ct121">
          <table:cell-address table:column="13" table:row="26" table:table="1"/>
          <office:change-info>
            <dc:creator> </dc:creator>
            <dc:date>2021-09-28T15:04:32.972000000</dc:date>
          </office:change-info>
          <table:previous table:id="ct93">
            <table:change-track-table-cell table:cell-address="Kosten_server_huur.N27" table:formula="of:=([.L27]*12)-([.I27]+([.J27]*12))" office:value-type="float" office:value="180"/>
          </table:previous>
        </table:cell-content-change>
        <table:cell-content-change table:id="ct122">
          <table:cell-address table:column="13" table:row="27" table:table="1"/>
          <office:change-info>
            <dc:creator> </dc:creator>
            <dc:date>2021-09-28T15:04:32.972000000</dc:date>
          </office:change-info>
          <table:previous table:id="ct94">
            <table:change-track-table-cell table:cell-address="Kosten_server_huur.N28" table:formula="of:=([.L28]*12)-([.I28]+([.J28]*12))" office:value-type="float" office:value="180"/>
          </table:previous>
        </table:cell-content-change>
        <table:cell-content-change table:id="ct123">
          <table:cell-address table:column="13" table:row="28" table:table="1"/>
          <office:change-info>
            <dc:creator> </dc:creator>
            <dc:date>2021-09-28T15:04:32.972000000</dc:date>
          </office:change-info>
          <table:previous table:id="ct95">
            <table:change-track-table-cell table:cell-address="Kosten_server_huur.N29" table:formula="of:=([.L29]*12)-([.I29]+([.J29]*12))" office:value-type="float" office:value="180"/>
          </table:previous>
        </table:cell-content-change>
        <table:cell-content-change table:id="ct124">
          <table:cell-address table:column="13" table:row="29" table:table="1"/>
          <office:change-info>
            <dc:creator> </dc:creator>
            <dc:date>2021-09-28T15:04:32.972000000</dc:date>
          </office:change-info>
          <table:previous table:id="ct96">
            <table:change-track-table-cell table:cell-address="Kosten_server_huur.N30" table:formula="of:=([.L30]*12)-([.I30]+([.J30]*12))" office:value-type="float" office:value="180"/>
          </table:previous>
        </table:cell-content-change>
        <table:insertion table:id="ct125" table:type="column" table:position="12" table:table="1">
          <office:change-info>
            <dc:creator> </dc:creator>
            <dc:date>2021-09-28T15:05:06.882000000</dc:date>
          </office:change-info>
          <table:dependencies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</table:dependencies>
        </table:insertion>
        <table:cell-content-change table:id="ct126">
          <table:cell-address table:column="12" table:row="1" table:table="1"/>
          <office:change-info>
            <dc:creator> </dc:creator>
            <dc:date>2021-09-28T15:05:09.670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12" table:row="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12" table:row="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2" table:row="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12" table:row="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2" table:row="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2" table:row="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2" table:row="8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2" table:row="9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2" table:row="10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12" table:row="11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12" table:row="1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2" table:row="1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12" table:row="1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12" table:row="1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12" table:row="1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12" table:row="1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3">
          <table:cell-address table:column="12" table:row="18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4">
          <table:cell-address table:column="12" table:row="19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12" table:row="20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12" table:row="21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2" table:row="2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12" table:row="2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12" table:row="2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12" table:row="2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12" table:row="2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2" table:row="2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12" table:row="28" table:table="1"/>
          <office:change-info>
            <dc:creator> </dc:creator>
            <dc:date>2021-09-28T15:05:09.672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2" table:row="29" table:table="1"/>
          <office:change-info>
            <dc:creator> </dc:creator>
            <dc:date>2021-09-28T15:05:09.672000000</dc:date>
          </office:change-info>
          <table:previous>
            <table:change-track-table-cell/>
          </table:previous>
        </table:cell-content-change>
        <table:cell-content-change table:id="ct155">
          <table:cell-address table:column="12" table:row="1" table:table="1"/>
          <office:change-info>
            <dc:creator> </dc:creator>
            <dc:date>2021-09-28T15:05:21.177000000</dc:date>
          </office:change-info>
          <table:previous table:id="ct126">
            <table:change-track-table-cell office:value-type="string">
              <text:p>Verwachte winst</text:p>
            </table:change-track-table-cell>
          </table:previous>
        </table:cell-content-change>
        <table:cell-content-change table:id="ct156">
          <table:cell-address table:column="12" table:row="2" table:table="1"/>
          <office:change-info>
            <dc:creator> </dc:creator>
            <dc:date>2021-09-28T15:06:14.825000000</dc:date>
          </office:change-info>
          <table:previous table:id="ct127">
            <table:change-track-table-cell table:cell-address="Kosten_server_huur.M3" table:formula="of:=[.L3]*12" office:value-type="float" office:value="180"/>
          </table:previous>
        </table:cell-content-change>
        <table:cell-content-change table:id="ct157">
          <table:cell-address table:column="12" table:row="3" table:table="1"/>
          <office:change-info>
            <dc:creator> </dc:creator>
            <dc:date>2021-09-28T15:06:44.812000000</dc:date>
          </office:change-info>
          <table:previous table:id="ct128">
            <table:change-track-table-cell table:cell-address="Kosten_server_huur.M4" table:formula="of:=[.L4]*12" office:value-type="float" office:value="180"/>
          </table:previous>
        </table:cell-content-change>
        <table:cell-content-change table:id="ct158">
          <table:cell-address table:column="12" table:row="4" table:table="1"/>
          <office:change-info>
            <dc:creator> </dc:creator>
            <dc:date>2021-09-28T15:06:44.812000000</dc:date>
          </office:change-info>
          <table:previous table:id="ct129">
            <table:change-track-table-cell table:cell-address="Kosten_server_huur.M5" table:formula="of:=[.L5]*12" office:value-type="float" office:value="180"/>
          </table:previous>
        </table:cell-content-change>
        <table:cell-content-change table:id="ct159">
          <table:cell-address table:column="12" table:row="5" table:table="1"/>
          <office:change-info>
            <dc:creator> </dc:creator>
            <dc:date>2021-09-28T15:06:44.813000000</dc:date>
          </office:change-info>
          <table:previous table:id="ct130">
            <table:change-track-table-cell table:cell-address="Kosten_server_huur.M6" table:formula="of:=[.L6]*12" office:value-type="float" office:value="180"/>
          </table:previous>
        </table:cell-content-change>
        <table:cell-content-change table:id="ct160">
          <table:cell-address table:column="12" table:row="6" table:table="1"/>
          <office:change-info>
            <dc:creator> </dc:creator>
            <dc:date>2021-09-28T15:06:44.813000000</dc:date>
          </office:change-info>
          <table:previous table:id="ct131">
            <table:change-track-table-cell table:cell-address="Kosten_server_huur.M7" table:formula="of:=[.L7]*12" office:value-type="float" office:value="180"/>
          </table:previous>
        </table:cell-content-change>
        <table:cell-content-change table:id="ct161">
          <table:cell-address table:column="12" table:row="7" table:table="1"/>
          <office:change-info>
            <dc:creator> </dc:creator>
            <dc:date>2021-09-28T15:06:44.813000000</dc:date>
          </office:change-info>
          <table:previous table:id="ct132">
            <table:change-track-table-cell table:cell-address="Kosten_server_huur.M8" table:formula="of:=[.L8]*12" office:value-type="float" office:value="180"/>
          </table:previous>
        </table:cell-content-change>
        <table:cell-content-change table:id="ct162">
          <table:cell-address table:column="12" table:row="8" table:table="1"/>
          <office:change-info>
            <dc:creator> </dc:creator>
            <dc:date>2021-09-28T15:06:44.813000000</dc:date>
          </office:change-info>
          <table:previous table:id="ct133">
            <table:change-track-table-cell table:cell-address="Kosten_server_huur.M9" table:formula="of:=[.L9]*12" office:value-type="float" office:value="180"/>
          </table:previous>
        </table:cell-content-change>
        <table:cell-content-change table:id="ct163">
          <table:cell-address table:column="12" table:row="9" table:table="1"/>
          <office:change-info>
            <dc:creator> </dc:creator>
            <dc:date>2021-09-28T15:06:44.813000000</dc:date>
          </office:change-info>
          <table:previous table:id="ct134">
            <table:change-track-table-cell table:cell-address="Kosten_server_huur.M10" table:formula="of:=[.L10]*12" office:value-type="float" office:value="180"/>
          </table:previous>
        </table:cell-content-change>
        <table:cell-content-change table:id="ct164">
          <table:cell-address table:column="12" table:row="10" table:table="1"/>
          <office:change-info>
            <dc:creator> </dc:creator>
            <dc:date>2021-09-28T15:06:44.813000000</dc:date>
          </office:change-info>
          <table:previous table:id="ct135">
            <table:change-track-table-cell table:cell-address="Kosten_server_huur.M11" table:formula="of:=[.L11]*12" office:value-type="float" office:value="180"/>
          </table:previous>
        </table:cell-content-change>
        <table:cell-content-change table:id="ct165">
          <table:cell-address table:column="12" table:row="11" table:table="1"/>
          <office:change-info>
            <dc:creator> </dc:creator>
            <dc:date>2021-09-28T15:06:44.813000000</dc:date>
          </office:change-info>
          <table:previous table:id="ct136">
            <table:change-track-table-cell table:cell-address="Kosten_server_huur.M12" table:formula="of:=[.L12]*12" office:value-type="float" office:value="180"/>
          </table:previous>
        </table:cell-content-change>
        <table:cell-content-change table:id="ct166">
          <table:cell-address table:column="12" table:row="12" table:table="1"/>
          <office:change-info>
            <dc:creator> </dc:creator>
            <dc:date>2021-09-28T15:06:44.813000000</dc:date>
          </office:change-info>
          <table:previous table:id="ct137">
            <table:change-track-table-cell table:cell-address="Kosten_server_huur.M13" table:formula="of:=[.L13]*12" office:value-type="float" office:value="180"/>
          </table:previous>
        </table:cell-content-change>
        <table:cell-content-change table:id="ct167">
          <table:cell-address table:column="12" table:row="13" table:table="1"/>
          <office:change-info>
            <dc:creator> </dc:creator>
            <dc:date>2021-09-28T15:06:44.813000000</dc:date>
          </office:change-info>
          <table:previous table:id="ct138">
            <table:change-track-table-cell table:cell-address="Kosten_server_huur.M14" table:formula="of:=[.L14]*12" office:value-type="float" office:value="180"/>
          </table:previous>
        </table:cell-content-change>
        <table:cell-content-change table:id="ct168">
          <table:cell-address table:column="12" table:row="14" table:table="1"/>
          <office:change-info>
            <dc:creator> </dc:creator>
            <dc:date>2021-09-28T15:06:44.813000000</dc:date>
          </office:change-info>
          <table:previous table:id="ct139">
            <table:change-track-table-cell table:cell-address="Kosten_server_huur.M15" table:formula="of:=[.L15]*12" office:value-type="float" office:value="180"/>
          </table:previous>
        </table:cell-content-change>
        <table:cell-content-change table:id="ct169">
          <table:cell-address table:column="12" table:row="15" table:table="1"/>
          <office:change-info>
            <dc:creator> </dc:creator>
            <dc:date>2021-09-28T15:06:44.813000000</dc:date>
          </office:change-info>
          <table:previous table:id="ct140">
            <table:change-track-table-cell table:cell-address="Kosten_server_huur.M16" table:formula="of:=[.L16]*12" office:value-type="float" office:value="180"/>
          </table:previous>
        </table:cell-content-change>
        <table:cell-content-change table:id="ct170">
          <table:cell-address table:column="12" table:row="16" table:table="1"/>
          <office:change-info>
            <dc:creator> </dc:creator>
            <dc:date>2021-09-28T15:06:44.813000000</dc:date>
          </office:change-info>
          <table:previous table:id="ct141">
            <table:change-track-table-cell table:cell-address="Kosten_server_huur.M17" table:formula="of:=[.L17]*12" office:value-type="float" office:value="180"/>
          </table:previous>
        </table:cell-content-change>
        <table:cell-content-change table:id="ct171">
          <table:cell-address table:column="12" table:row="17" table:table="1"/>
          <office:change-info>
            <dc:creator> </dc:creator>
            <dc:date>2021-09-28T15:06:44.813000000</dc:date>
          </office:change-info>
          <table:previous table:id="ct142">
            <table:change-track-table-cell table:cell-address="Kosten_server_huur.M18" table:formula="of:=[.L18]*12" office:value-type="float" office:value="180"/>
          </table:previous>
        </table:cell-content-change>
        <table:cell-content-change table:id="ct172">
          <table:cell-address table:column="12" table:row="18" table:table="1"/>
          <office:change-info>
            <dc:creator> </dc:creator>
            <dc:date>2021-09-28T15:06:44.813000000</dc:date>
          </office:change-info>
          <table:previous table:id="ct143">
            <table:change-track-table-cell table:cell-address="Kosten_server_huur.M19" table:formula="of:=[.L19]*12" office:value-type="float" office:value="180"/>
          </table:previous>
        </table:cell-content-change>
        <table:cell-content-change table:id="ct173">
          <table:cell-address table:column="12" table:row="19" table:table="1"/>
          <office:change-info>
            <dc:creator> </dc:creator>
            <dc:date>2021-09-28T15:06:44.813000000</dc:date>
          </office:change-info>
          <table:previous table:id="ct144">
            <table:change-track-table-cell table:cell-address="Kosten_server_huur.M20" table:formula="of:=[.L20]*12" office:value-type="float" office:value="180"/>
          </table:previous>
        </table:cell-content-change>
        <table:cell-content-change table:id="ct174">
          <table:cell-address table:column="12" table:row="20" table:table="1"/>
          <office:change-info>
            <dc:creator> </dc:creator>
            <dc:date>2021-09-28T15:06:44.813000000</dc:date>
          </office:change-info>
          <table:previous table:id="ct145">
            <table:change-track-table-cell table:cell-address="Kosten_server_huur.M21" table:formula="of:=[.L21]*12" office:value-type="float" office:value="180"/>
          </table:previous>
        </table:cell-content-change>
        <table:cell-content-change table:id="ct175">
          <table:cell-address table:column="12" table:row="21" table:table="1"/>
          <office:change-info>
            <dc:creator> </dc:creator>
            <dc:date>2021-09-28T15:06:44.813000000</dc:date>
          </office:change-info>
          <table:previous table:id="ct146">
            <table:change-track-table-cell table:cell-address="Kosten_server_huur.M22" table:formula="of:=[.L22]*12" office:value-type="float" office:value="180"/>
          </table:previous>
        </table:cell-content-change>
        <table:cell-content-change table:id="ct176">
          <table:cell-address table:column="12" table:row="22" table:table="1"/>
          <office:change-info>
            <dc:creator> </dc:creator>
            <dc:date>2021-09-28T15:06:44.813000000</dc:date>
          </office:change-info>
          <table:previous table:id="ct147">
            <table:change-track-table-cell table:cell-address="Kosten_server_huur.M23" table:formula="of:=[.L23]*12" office:value-type="float" office:value="180"/>
          </table:previous>
        </table:cell-content-change>
        <table:cell-content-change table:id="ct177">
          <table:cell-address table:column="12" table:row="23" table:table="1"/>
          <office:change-info>
            <dc:creator> </dc:creator>
            <dc:date>2021-09-28T15:06:44.813000000</dc:date>
          </office:change-info>
          <table:previous table:id="ct148">
            <table:change-track-table-cell table:cell-address="Kosten_server_huur.M24" table:formula="of:=[.L24]*12" office:value-type="float" office:value="180"/>
          </table:previous>
        </table:cell-content-change>
        <table:cell-content-change table:id="ct178">
          <table:cell-address table:column="12" table:row="24" table:table="1"/>
          <office:change-info>
            <dc:creator> </dc:creator>
            <dc:date>2021-09-28T15:06:44.814000000</dc:date>
          </office:change-info>
          <table:previous table:id="ct149">
            <table:change-track-table-cell table:cell-address="Kosten_server_huur.M25" table:formula="of:=[.L25]*12" office:value-type="float" office:value="180"/>
          </table:previous>
        </table:cell-content-change>
        <table:cell-content-change table:id="ct179">
          <table:cell-address table:column="12" table:row="25" table:table="1"/>
          <office:change-info>
            <dc:creator> </dc:creator>
            <dc:date>2021-09-28T15:06:44.814000000</dc:date>
          </office:change-info>
          <table:previous table:id="ct150">
            <table:change-track-table-cell table:cell-address="Kosten_server_huur.M26" table:formula="of:=[.L26]*12" office:value-type="float" office:value="180"/>
          </table:previous>
        </table:cell-content-change>
        <table:cell-content-change table:id="ct180">
          <table:cell-address table:column="12" table:row="26" table:table="1"/>
          <office:change-info>
            <dc:creator> </dc:creator>
            <dc:date>2021-09-28T15:06:44.814000000</dc:date>
          </office:change-info>
          <table:previous table:id="ct151">
            <table:change-track-table-cell table:cell-address="Kosten_server_huur.M27" table:formula="of:=[.L27]*12" office:value-type="float" office:value="180"/>
          </table:previous>
        </table:cell-content-change>
        <table:cell-content-change table:id="ct181">
          <table:cell-address table:column="12" table:row="27" table:table="1"/>
          <office:change-info>
            <dc:creator> </dc:creator>
            <dc:date>2021-09-28T15:06:44.814000000</dc:date>
          </office:change-info>
          <table:previous table:id="ct152">
            <table:change-track-table-cell table:cell-address="Kosten_server_huur.M28" table:formula="of:=[.L28]*12" office:value-type="float" office:value="180"/>
          </table:previous>
        </table:cell-content-change>
        <table:cell-content-change table:id="ct182">
          <table:cell-address table:column="12" table:row="28" table:table="1"/>
          <office:change-info>
            <dc:creator> </dc:creator>
            <dc:date>2021-09-28T15:06:44.814000000</dc:date>
          </office:change-info>
          <table:previous table:id="ct153">
            <table:change-track-table-cell table:cell-address="Kosten_server_huur.M29" table:formula="of:=[.L29]*12" office:value-type="float" office:value="180"/>
          </table:previous>
        </table:cell-content-change>
        <table:cell-content-change table:id="ct183">
          <table:cell-address table:column="12" table:row="29" table:table="1"/>
          <office:change-info>
            <dc:creator> </dc:creator>
            <dc:date>2021-09-28T15:06:44.814000000</dc:date>
          </office:change-info>
          <table:previous table:id="ct154">
            <table:change-track-table-cell table:cell-address="Kosten_server_huur.M30" table:formula="of:=[.L30]*12" office:value-type="float" office:value="180"/>
          </table:previous>
        </table:cell-content-change>
        <table:cell-content-change table:id="ct184">
          <table:cell-address table:column="12" table:row="1" table:table="1"/>
          <office:change-info>
            <dc:creator> </dc:creator>
            <dc:date>2021-09-28T15:06:54.703000000</dc:date>
          </office:change-info>
          <table:previous table:id="ct155">
            <table:change-track-table-cell office:value-type="string">
              <text:p>Totale kosten</text:p>
            </table:change-track-table-cell>
          </table:previous>
        </table:cell-content-change>
        <table:cell-content-change table:id="ct185">
          <table:cell-address table:column="12" table:row="2" table:table="1"/>
          <office:change-info>
            <dc:creator> </dc:creator>
            <dc:date>2021-09-28T15:12:11.304000000</dc:date>
          </office:change-info>
          <table:previous table:id="ct156">
            <table:change-track-table-cell table:cell-address="Kosten_server_huur.M3" table:formula="of:=([.I3]+([.J3]*12))+[.N3]" office:value-type="float" office:value="249.8"/>
          </table:previous>
        </table:cell-content-change>
        <table:cell-content-change table:id="ct186">
          <table:cell-address table:column="12" table:row="2" table:table="1"/>
          <office:change-info>
            <dc:creator> </dc:creator>
            <dc:date>2021-09-28T15:12:20.895000000</dc:date>
          </office:change-info>
          <table:previous table:id="ct185">
            <table:change-track-table-cell table:cell-address="Kosten_server_huur.M3" table:formula="of:=0-([.I3]+([.J3]*12))+[.N3]" office:value-type="float" office:value="110.2"/>
          </table:previous>
        </table:cell-content-change>
        <table:cell-content-change table:id="ct187">
          <table:cell-address table:column="2" table:row="8" table:table="0"/>
          <office:change-info>
            <dc:creator> </dc:creator>
            <dc:date>2021-09-29T11:02:14.216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88">
          <table:cell-address table:column="2" table:row="9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89">
          <table:cell-address table:column="2" table:row="10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0">
          <table:cell-address table:column="2" table:row="11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1">
          <table:cell-address table:column="3" table:row="8" table:table="0"/>
          <office:change-info>
            <dc:creator> </dc:creator>
            <dc:date>2021-09-29T11:02:26.283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2">
          <table:cell-address table:column="3" table:row="9" table:table="0"/>
          <office:change-info>
            <dc:creator> </dc:creator>
            <dc:date>2021-09-29T11:02:29.596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3">
          <table:cell-address table:column="3" table:row="10" table:table="0"/>
          <office:change-info>
            <dc:creator> </dc:creator>
            <dc:date>2021-09-29T11:02:29.59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4">
          <table:cell-address table:column="3" table:row="11" table:table="0"/>
          <office:change-info>
            <dc:creator> </dc:creator>
            <dc:date>2021-09-29T11:02:29.59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5">
          <table:cell-address table:column="5" table:row="8" table:table="0"/>
          <office:change-info>
            <dc:creator> </dc:creator>
            <dc:date>2021-09-29T11:02:33.671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6">
          <table:cell-address table:column="5" table:row="9" table:table="0"/>
          <office:change-info>
            <dc:creator> </dc:creator>
            <dc:date>2021-09-29T11:02:33.671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7">
          <table:cell-address table:column="5" table:row="10" table:table="0"/>
          <office:change-info>
            <dc:creator> </dc:creator>
            <dc:date>2021-09-29T11:02:33.672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8">
          <table:cell-address table:column="5" table:row="11" table:table="0"/>
          <office:change-info>
            <dc:creator> </dc:creator>
            <dc:date>2021-09-29T11:02:33.672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9">
          <table:cell-address table:column="0" table:row="26" table:table="0"/>
          <office:change-info>
            <dc:creator> </dc:creator>
            <dc:date>2021-09-29T11:03:43.113000000</dc:date>
          </office:change-info>
          <table:previous>
            <table:change-track-table-cell office:value-type="string">
              <text:p>fakeQuery3</text:p>
            </table:change-track-table-cell>
          </table:previous>
        </table:cell-content-change>
        <table:cell-content-change table:id="ct200">
          <table:cell-address table:column="2" table:row="26" table:table="0"/>
          <office:change-info>
            <dc:creator> </dc:creator>
            <dc:date>2021-09-29T11:03:50.360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1">
          <table:cell-address table:column="3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2">
          <table:cell-address table:column="5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3">
          <table:cell-address table:column="6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4">
          <table:cell-address table:column="7" table:row="8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5">
          <table:cell-address table:column="7" table:row="9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6">
          <table:cell-address table:column="7" table:row="10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7">
          <table:cell-address table:column="7" table:row="11" table:table="0"/>
          <office:change-info>
            <dc:creator> </dc:creator>
            <dc:date>2021-09-29T11:04:30.87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8">
          <table:cell-address table:column="7" table:row="9" table:table="0"/>
          <office:change-info>
            <dc:creator> </dc:creator>
            <dc:date>2021-09-29T15:02:48.830000000</dc:date>
          </office:change-info>
          <table:previous table:id="ct205">
            <table:change-track-table-cell office:value-type="float" office:value="44468"/>
          </table:previous>
        </table:cell-content-change>
        <table:cell-content-change table:id="ct209">
          <table:cell-address table:column="7" table:row="10" table:table="0"/>
          <office:change-info>
            <dc:creator> </dc:creator>
            <dc:date>2021-09-29T15:02:48.830000000</dc:date>
          </office:change-info>
          <table:previous table:id="ct206">
            <table:change-track-table-cell office:value-type="float" office:value="44468"/>
          </table:previous>
        </table:cell-content-change>
        <table:cell-content-change table:id="ct210">
          <table:cell-address table:column="7" table:row="11" table:table="0"/>
          <office:change-info>
            <dc:creator> </dc:creator>
            <dc:date>2021-09-29T15:02:48.830000000</dc:date>
          </office:change-info>
          <table:previous table:id="ct207">
            <table:change-track-table-cell office:value-type="float" office:value="44468"/>
          </table:previous>
        </table:cell-content-change>
        <table:cell-content-change table:id="ct211">
          <table:cell-address table:column="2" table:row="20" table:table="0"/>
          <office:change-info>
            <dc:creator> </dc:creator>
            <dc:date>2021-09-29T15:03:57.403000000</dc:date>
          </office:change-info>
          <table:previous>
            <table:change-track-table-cell office:value-type="float" office:value="44467"/>
          </table:previous>
        </table:cell-content-change>
        <table:cell-content-change table:id="ct212">
          <table:cell-address table:column="3" table:row="20" table:table="0"/>
          <office:change-info>
            <dc:creator> </dc:creator>
            <dc:date>2021-09-29T15:04:14.676000000</dc:date>
          </office:change-info>
          <table:previous>
            <table:change-track-table-cell office:value-type="float" office:value="44467"/>
          </table:previous>
        </table:cell-content-change>
        <table:cell-content-change table:id="ct213">
          <table:cell-address table:column="5" table:row="20" table:table="0"/>
          <office:change-info>
            <dc:creator> </dc:creator>
            <dc:date>2021-09-29T15:04:17.945000000</dc:date>
          </office:change-info>
          <table:previous>
            <table:change-track-table-cell office:value-type="float" office:value="44467"/>
          </table:previous>
        </table:cell-content-change>
        <table:insertion table:id="ct214" table:type="row" table:position="16" table:table="0">
          <office:change-info>
            <dc:creator> </dc:creator>
            <dc:date>2021-09-29T15:09:30.966000000</dc:date>
          </office:change-info>
          <table:dependencies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</table:dependencies>
        </table:insertion>
        <table:cell-content-change table:id="ct215">
          <table:cell-address table:column="0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2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4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5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6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7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0" table:row="16" table:table="0"/>
          <office:change-info>
            <dc:creator> </dc:creator>
            <dc:date>2021-09-29T15:10:02.820000000</dc:date>
          </office:change-info>
          <table:previous table:id="ct215">
            <table:change-track-table-cell office:value-type="string">
              <text:p>AutoVotifierBots (AVB)</text:p>
            </table:change-track-table-cell>
          </table:previous>
        </table:cell-content-change>
        <table:cell-content-change table:id="ct223">
          <table:cell-address table:column="0" table:row="16" table:table="0"/>
          <office:change-info>
            <dc:creator> </dc:creator>
            <dc:date>2021-09-29T15:10:03.227000000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0" table:row="16" table:table="0"/>
          <office:change-info>
            <dc:creator> </dc:creator>
            <dc:date>2021-09-29T15:10:06.256000000</dc:date>
          </office:change-info>
          <table:previous table:id="ct223">
            <table:change-track-table-cell office:value-type="string">
              <text:p>Discord sever</text:p>
            </table:change-track-table-cell>
          </table:previous>
        </table:cell-content-change>
        <table:cell-content-change table:id="ct225">
          <table:cell-address table:column="2" table:row="16" table:table="0"/>
          <office:change-info>
            <dc:creator> </dc:creator>
            <dc:date>2021-09-29T15:10:15.209000000</dc:date>
          </office:change-info>
          <table:previous table:id="ct216">
            <table:change-track-table-cell office:value-type="float" office:value="44466"/>
          </table:previous>
        </table:cell-content-change>
        <table:cell-content-change table:id="ct226">
          <table:cell-address table:column="2" table:row="16" table:table="0"/>
          <office:change-info>
            <dc:creator> </dc:creator>
            <dc:date>2021-09-29T15:10:19.841000000</dc:date>
          </office:change-info>
          <table:previous table:id="ct225">
            <table:change-track-table-cell office:value-type="string">
              <text:p>29-092-2021</text:p>
            </table:change-track-table-cell>
          </table:previous>
        </table:cell-content-change>
        <table:cell-content-change table:id="ct227">
          <table:cell-address table:column="3" table:row="16" table:table="0"/>
          <office:change-info>
            <dc:creator> </dc:creator>
            <dc:date>2021-09-29T15:10:24.092000000</dc:date>
          </office:change-info>
          <table:previous table:id="ct217">
            <table:change-track-table-cell office:value-type="float" office:value="44466"/>
          </table:previous>
        </table:cell-content-change>
        <table:cell-content-change table:id="ct228">
          <table:cell-address table:column="5" table:row="16" table:table="0"/>
          <office:change-info>
            <dc:creator> </dc:creator>
            <dc:date>2021-09-29T15:10:28.781000000</dc:date>
          </office:change-info>
          <table:previous table:id="ct219">
            <table:change-track-table-cell office:value-type="float" office:value="44466"/>
          </table:previous>
        </table:cell-content-change>
        <table:cell-content-change table:id="ct229">
          <table:cell-address table:column="6" table:row="16" table:table="0"/>
          <office:change-info>
            <dc:creator> </dc:creator>
            <dc:date>2021-09-29T15:10:28.781000000</dc:date>
          </office:change-info>
          <table:previous table:id="ct220">
            <table:change-track-table-cell office:value-type="float" office:value="44466"/>
          </table:previous>
        </table:cell-content-change>
        <table:cell-content-change table:id="ct230">
          <table:cell-address table:column="2" table:row="8" table:table="0"/>
          <office:change-info>
            <dc:creator> </dc:creator>
            <dc:date>2021-09-30T17:02:34.927000000</dc:date>
          </office:change-info>
          <table:previous table:id="ct187">
            <table:change-track-table-cell office:value-type="float" office:value="44468"/>
          </table:previous>
        </table:cell-content-change>
        <table:cell-content-change table:id="ct231">
          <table:cell-address table:column="3" table:row="8" table:table="0"/>
          <office:change-info>
            <dc:creator> </dc:creator>
            <dc:date>2021-09-30T17:02:45.471000000</dc:date>
          </office:change-info>
          <table:previous table:id="ct191">
            <table:change-track-table-cell office:value-type="float" office:value="44468"/>
          </table:previous>
        </table:cell-content-change>
        <table:cell-content-change table:id="ct232">
          <table:cell-address table:column="5" table:row="8" table:table="0"/>
          <office:change-info>
            <dc:creator> </dc:creator>
            <dc:date>2021-09-30T17:02:48.669000000</dc:date>
          </office:change-info>
          <table:previous table:id="ct195">
            <table:change-track-table-cell office:value-type="float" office:value="44468"/>
          </table:previous>
        </table:cell-content-change>
        <table:cell-content-change table:id="ct233">
          <table:cell-address table:column="2" table:row="11" table:table="0"/>
          <office:change-info>
            <dc:creator> </dc:creator>
            <dc:date>2021-09-30T17:02:53.547000000</dc:date>
          </office:change-info>
          <table:previous table:id="ct190">
            <table:change-track-table-cell office:value-type="float" office:value="44468"/>
          </table:previous>
        </table:cell-content-change>
        <table:cell-content-change table:id="ct234">
          <table:cell-address table:column="3" table:row="11" table:table="0"/>
          <office:change-info>
            <dc:creator> </dc:creator>
            <dc:date>2021-09-30T17:02:53.547000000</dc:date>
          </office:change-info>
          <table:previous table:id="ct194">
            <table:change-track-table-cell office:value-type="float" office:value="44468"/>
          </table:previous>
        </table:cell-content-change>
        <table:cell-content-change table:id="ct235">
          <table:cell-address table:column="5" table:row="11" table:table="0"/>
          <office:change-info>
            <dc:creator> </dc:creator>
            <dc:date>2021-09-30T17:02:53.547000000</dc:date>
          </office:change-info>
          <table:previous table:id="ct198">
            <table:change-track-table-cell office:value-type="float" office:value="44468"/>
          </table:previous>
        </table:cell-content-change>
        <table:cell-content-change table:id="ct236">
          <table:cell-address table:column="7" table:row="8" table:table="0"/>
          <office:change-info>
            <dc:creator> </dc:creator>
            <dc:date>2021-09-30T17:02:59.636000000</dc:date>
          </office:change-info>
          <table:previous table:id="ct204">
            <table:change-track-table-cell office:value-type="float" office:value="44468"/>
          </table:previous>
        </table:cell-content-change>
        <table:cell-content-change table:id="ct237">
          <table:cell-address table:column="2" table:row="7" table:table="0"/>
          <office:change-info>
            <dc:creator> </dc:creator>
            <dc:date>2021-09-30T17:03:12.15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38">
          <table:cell-address table:column="2" table:row="7" table:table="0"/>
          <office:change-info>
            <dc:creator> </dc:creator>
            <dc:date>2021-09-30T17:03:17.923000000</dc:date>
          </office:change-info>
          <table:previous table:id="ct237">
            <table:change-track-table-cell office:value-type="float" office:value="6688595"/>
          </table:previous>
        </table:cell-content-change>
        <table:cell-content-change table:id="ct239">
          <table:cell-address table:column="2" table:row="7" table:table="0"/>
          <office:change-info>
            <dc:creator> </dc:creator>
            <dc:date>2021-09-30T17:03:22.341000000</dc:date>
          </office:change-info>
          <table:previous table:id="ct238">
            <table:change-track-table-cell office:value-type="float" office:value="-619908"/>
          </table:previous>
        </table:cell-content-change>
        <table:cell-content-change table:id="ct240">
          <table:cell-address table:column="3" table:row="7" table:table="0"/>
          <office:change-info>
            <dc:creator> </dc:creator>
            <dc:date>2021-09-30T17:03:29.18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41">
          <table:cell-address table:column="5" table:row="7" table:table="0"/>
          <office:change-info>
            <dc:creator> </dc:creator>
            <dc:date>2021-09-30T17:03:29.18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42">
          <table:cell-address table:column="2" table:row="20" table:table="0"/>
          <office:change-info>
            <dc:creator> </dc:creator>
            <dc:date>2021-09-30T17:04:05.206000000</dc:date>
          </office:change-info>
          <table:previous table:id="ct211">
            <table:change-track-table-cell office:value-type="float" office:value="44468"/>
          </table:previous>
        </table:cell-content-change>
        <table:cell-content-change table:id="ct243">
          <table:cell-address table:column="3" table:row="20" table:table="0"/>
          <office:change-info>
            <dc:creator> </dc:creator>
            <dc:date>2021-09-30T17:04:05.206000000</dc:date>
          </office:change-info>
          <table:previous table:id="ct212">
            <table:change-track-table-cell office:value-type="float" office:value="44468"/>
          </table:previous>
        </table:cell-content-change>
        <table:cell-content-change table:id="ct244">
          <table:cell-address table:column="5" table:row="20" table:table="0"/>
          <office:change-info>
            <dc:creator> </dc:creator>
            <dc:date>2021-09-30T17:04:05.206000000</dc:date>
          </office:change-info>
          <table:previous table:id="ct213">
            <table:change-track-table-cell office:value-type="float" office:value="44468"/>
          </table:previous>
        </table:cell-content-change>
        <table:cell-content-change table:id="ct245">
          <table:cell-address table:column="0" table:row="82" table:table="0"/>
          <office:change-info>
            <dc:creator> </dc:creator>
            <dc:date>2021-09-30T17:04:57.965000000</dc:date>
          </office:change-info>
          <table:previous>
            <table:change-track-table-cell office:value-type="string">
              <text:p>Vanilla (built-in): x</text:p>
            </table:change-track-table-cell>
          </table:previous>
        </table:cell-content-change>
        <table:cell-content-change table:id="ct246">
          <table:cell-address table:column="0" table:row="83" table:table="0"/>
          <office:change-info>
            <dc:creator> </dc:creator>
            <dc:date>2021-09-30T17:05:02.502000000</dc:date>
          </office:change-info>
          <table:previous>
            <table:change-track-table-cell office:value-type="string">
              <text:p>Parkour (world): x</text:p>
            </table:change-track-table-cell>
          </table:previous>
        </table:cell-content-change>
        <table:cell-content-change table:id="ct247">
          <table:cell-address table:column="0" table:row="84" table:table="0"/>
          <office:change-info>
            <dc:creator> </dc:creator>
            <dc:date>2021-09-30T17:05:11.916000000</dc:date>
          </office:change-info>
          <table:previous>
            <table:change-track-table-cell office:value-type="string">
              <text:p>bcp5.zip (world): x</text:p>
            </table:change-track-table-cell>
          </table:previous>
        </table:cell-content-change>
        <table:cell-content-change table:id="ct248">
          <table:cell-address table:column="0" table:row="85" table:table="0"/>
          <office:change-info>
            <dc:creator> </dc:creator>
            <dc:date>2021-09-30T17:05:16.317000000</dc:date>
          </office:change-info>
          <table:previous>
            <table:change-track-table-cell office:value-type="string">
              <text:p>bukkit (world): x</text:p>
            </table:change-track-table-cell>
          </table:previous>
        </table:cell-content-change>
        <table:cell-content-change table:id="ct249">
          <table:cell-address table:column="5" table:row="82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0">
          <table:cell-address table:column="5" table:row="83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1">
          <table:cell-address table:column="5" table:row="84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2">
          <table:cell-address table:column="5" table:row="85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3">
          <table:cell-address table:column="2" table:row="82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4">
          <table:cell-address table:column="2" table:row="83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5">
          <table:cell-address table:column="2" table:row="84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6">
          <table:cell-address table:column="2" table:row="85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7">
          <table:cell-address table:column="2" table:row="47" table:table="0"/>
          <office:change-info>
            <dc:creator> </dc:creator>
            <dc:date>2021-10-01T14:06:32.507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58">
          <table:cell-address table:column="3" table:row="47" table:table="0"/>
          <office:change-info>
            <dc:creator> </dc:creator>
            <dc:date>2021-10-01T14:06:40.79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59">
          <table:cell-address table:column="5" table:row="47" table:table="0"/>
          <office:change-info>
            <dc:creator> </dc:creator>
            <dc:date>2021-10-01T14:06:40.798000000</dc:date>
          </office:change-info>
          <table:previous>
            <table:change-track-table-cell office:value-type="float" office:value="44466"/>
          </table:previous>
        </table:cell-content-change>
        <table:insertion table:id="ct260" table:type="row" table:position="78" table:table="0">
          <office:change-info>
            <dc:creator> </dc:creator>
            <dc:date>2021-10-01T14:07:08.094000000</dc:date>
          </office:change-info>
          <table:dependencies>
            <table:dependency table:id="ct303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</table:dependencies>
        </table:insertion>
        <table:cell-content-change table:id="ct261">
          <table:cell-address table:column="0" table:row="78" table:table="0"/>
          <office:change-info>
            <dc:creator> </dc:creator>
            <dc:date>2021-10-01T14:07:15.228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2" table:row="78" table:table="0"/>
          <office:change-info>
            <dc:creator> </dc:creator>
            <dc:date>2021-10-01T14:07:24.211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2" table:row="78" table:table="0"/>
          <office:change-info>
            <dc:creator> </dc:creator>
            <dc:date>2021-10-01T14:07:28.989000000</dc:date>
          </office:change-info>
          <table:previous table:id="ct262">
            <table:change-track-table-cell office:value-type="float" office:value="44463"/>
          </table:previous>
        </table:cell-content-change>
        <table:cell-content-change table:id="ct264">
          <table:cell-address table:column="3" table:row="78" table:table="0"/>
          <office:change-info>
            <dc:creator> </dc:creator>
            <dc:date>2021-10-01T14:07:35.777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8" table:table="0"/>
          <office:change-info>
            <dc:creator> </dc:creator>
            <dc:date>2021-10-01T14:07:35.777000000</dc:date>
          </office:change-info>
          <table:previous>
            <table:change-track-table-cell/>
          </table:previous>
        </table:cell-content-change>
        <table:cell-content-change table:id="ct266">
          <table:cell-address table:column="6" table:row="78" table:table="0"/>
          <office:change-info>
            <dc:creator> </dc:creator>
            <dc:date>2021-10-01T14:07:38.833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7" table:row="78" table:table="0"/>
          <office:change-info>
            <dc:creator> </dc:creator>
            <dc:date>2021-10-01T14:07:38.833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4" table:row="78" table:table="0"/>
          <office:change-info>
            <dc:creator> </dc:creator>
            <dc:date>2021-10-01T14:07:42.161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9" table:row="2" table:table="1"/>
          <office:change-info>
            <dc:creator> </dc:creator>
            <dc:date>2021-10-01T14:08:41.992000000</dc:date>
          </office:change-info>
          <table:previous>
            <table:change-track-table-cell office:value-type="float" office:value="5"/>
          </table:previous>
        </table:cell-content-change>
        <table:cell-content-change table:id="ct270">
          <table:cell-address table:column="9" table:row="3" table:table="1"/>
          <office:change-info>
            <dc:creator> </dc:creator>
            <dc:date>2021-10-01T14:09:03.484000000</dc:date>
          </office:change-info>
          <table:previous>
            <table:change-track-table-cell office:value-type="float" office:value="15"/>
          </table:previous>
        </table:cell-content-change>
        <table:cell-content-change table:id="ct271">
          <table:cell-address table:column="9" table:row="4" table:table="1"/>
          <office:change-info>
            <dc:creator> </dc:creator>
            <dc:date>2021-10-01T14:09:11.302000000</dc:date>
          </office:change-info>
          <table:previous>
            <table:change-track-table-cell office:value-type="float" office:value="25"/>
          </table:previous>
        </table:cell-content-change>
        <table:cell-content-change table:id="ct272">
          <table:cell-address table:column="9" table:row="5" table:table="1"/>
          <office:change-info>
            <dc:creator> </dc:creator>
            <dc:date>2021-10-01T14:09:20.260000000</dc:date>
          </office:change-info>
          <table:previous>
            <table:change-track-table-cell office:value-type="float" office:value="35"/>
          </table:previous>
        </table:cell-content-change>
        <table:cell-content-change table:id="ct273">
          <table:cell-address table:column="9" table:row="6" table:table="1"/>
          <office:change-info>
            <dc:creator> </dc:creator>
            <dc:date>2021-10-01T14:09:28.568000000</dc:date>
          </office:change-info>
          <table:previous>
            <table:change-track-table-cell office:value-type="float" office:value="31"/>
          </table:previous>
        </table:cell-content-change>
        <table:cell-content-change table:id="ct274">
          <table:cell-address table:column="9" table:row="7" table:table="1"/>
          <office:change-info>
            <dc:creator> </dc:creator>
            <dc:date>2021-10-01T14:09:35.635000000</dc:date>
          </office:change-info>
          <table:previous>
            <table:change-track-table-cell office:value-type="float" office:value="69"/>
          </table:previous>
        </table:cell-content-change>
        <table:cell-content-change table:id="ct275">
          <table:cell-address table:column="9" table:row="8" table:table="1"/>
          <office:change-info>
            <dc:creator> </dc:creator>
            <dc:date>2021-10-01T14:09:44.333000000</dc:date>
          </office:change-info>
          <table:previous>
            <table:change-track-table-cell office:value-type="float" office:value="84"/>
          </table:previous>
        </table:cell-content-change>
        <table:cell-content-change table:id="ct276">
          <table:cell-address table:column="9" table:row="9" table:table="1"/>
          <office:change-info>
            <dc:creator> </dc:creator>
            <dc:date>2021-10-01T14:09:51.003000000</dc:date>
          </office:change-info>
          <table:previous>
            <table:change-track-table-cell office:value-type="float" office:value="73"/>
          </table:previous>
        </table:cell-content-change>
        <table:cell-content-change table:id="ct277">
          <table:cell-address table:column="9" table:row="10" table:table="1"/>
          <office:change-info>
            <dc:creator> </dc:creator>
            <dc:date>2021-10-01T14:09:57.151000000</dc:date>
          </office:change-info>
          <table:previous>
            <table:change-track-table-cell office:value-type="float" office:value="88"/>
          </table:previous>
        </table:cell-content-change>
        <table:cell-content-change table:id="ct278">
          <table:cell-address table:column="2" table:row="74" table:table="0"/>
          <office:change-info>
            <dc:creator> </dc:creator>
            <dc:date>2021-10-02T11:12:33.699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79">
          <table:cell-address table:column="3" table:row="74" table:table="0"/>
          <office:change-info>
            <dc:creator> </dc:creator>
            <dc:date>2021-10-02T11:13:02.865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80">
          <table:cell-address table:column="5" table:row="74" table:table="0"/>
          <office:change-info>
            <dc:creator> </dc:creator>
            <dc:date>2021-10-02T11:13:02.865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81">
          <table:cell-address table:column="0" table:row="87" table:table="0"/>
          <office:change-info>
            <dc:creator> </dc:creator>
            <dc:date>2021-10-02T11:13:37.366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2" table:row="87" table:table="0"/>
          <office:change-info>
            <dc:creator> </dc:creator>
            <dc:date>2021-10-02T11:13:43.892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0" table:row="88" table:table="0"/>
          <office:change-info>
            <dc:creator> </dc:creator>
            <dc:date>2021-10-02T11:13:59.760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2" table:row="88" table:table="0"/>
          <office:change-info>
            <dc:creator> </dc:creator>
            <dc:date>2021-10-02T11:14:07.597000000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88" table:table="0"/>
          <office:change-info>
            <dc:creator> </dc:creator>
            <dc:date>2021-10-02T11:14:11.643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88" table:table="0"/>
          <office:change-info>
            <dc:creator> </dc:creator>
            <dc:date>2021-10-02T11:14:11.643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4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88">
          <table:cell-address table:column="6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7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6" table:row="72" table:table="0"/>
          <office:change-info>
            <dc:creator> </dc:creator>
            <dc:date>2021-10-02T11:14:26.995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72" table:table="0"/>
          <office:change-info>
            <dc:creator> </dc:creator>
            <dc:date>2021-10-02T11:16:43.321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2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insertion table:id="ct295" table:type="row" table:position="4" table:table="0">
          <office:change-info>
            <dc:creator> </dc:creator>
            <dc:date>2021-10-04T12:54:11.481000000</dc:date>
          </office:change-info>
          <table:dependencies>
            <table:dependency table:id="ct32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</table:dependencies>
        </table:insertion>
        <table:cell-content-change table:id="ct296">
          <table:cell-address table:column="0" table:row="4" table:table="0"/>
          <office:change-info>
            <dc:creator> </dc:creator>
            <dc:date>2021-10-04T12:54:50.012000000</dc:date>
          </office:change-info>
          <table:previous>
            <table:change-track-table-cell/>
          </table:previous>
        </table:cell-content-change>
        <table:cell-content-change table:id="ct297">
          <table:cell-address table:column="2" table:row="4" table:table="0"/>
          <office:change-info>
            <dc:creator> </dc:creator>
            <dc:date>2021-10-04T12:55:01.408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4" table:table="0"/>
          <office:change-info>
            <dc:creator> </dc:creator>
            <dc:date>2021-10-04T12:55:05.274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4" table:table="0"/>
          <office:change-info>
            <dc:creator> </dc:creator>
            <dc:date>2021-10-04T12:55:05.274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6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7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78" table:table="0"/>
          <office:change-info>
            <dc:creator> </dc:creator>
            <dc:date>2021-10-04T12:55:35.110000000</dc:date>
          </office:change-info>
          <table:previous table:id="ct265">
            <table:change-track-table-cell office:value-type="float" office:value="44470"/>
          </table:previous>
        </table:cell-content-change>
        <table:insertion table:id="ct304" table:type="row" table:position="79" table:table="0">
          <office:change-info>
            <dc:creator> </dc:creator>
            <dc:date>2021-10-04T12:56:09.159000000</dc:date>
          </office:change-info>
        </table:insertion>
        <table:insertion table:id="ct305" table:type="row" table:position="31" table:table="0">
          <office:change-info>
            <dc:creator> </dc:creator>
            <dc:date>2021-10-04T12:58:26.608000000</dc:date>
          </office:change-info>
        </table:insertion>
        <table:insertion table:id="ct306" table:type="row" table:position="45" table:table="0">
          <office:change-info>
            <dc:creator> </dc:creator>
            <dc:date>2021-10-04T12:58:34.992000000</dc:date>
          </office:change-info>
          <table:dependencies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</table:dependencies>
        </table:insertion>
        <table:cell-content-change table:id="ct307">
          <table:cell-address table:column="0" table:row="45" table:table="0"/>
          <office:change-info>
            <dc:creator> </dc:creator>
            <dc:date>2021-10-04T12:59:08.934000000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45" table:table="0"/>
          <office:change-info>
            <dc:creator> </dc:creator>
            <dc:date>2021-10-04T12:59:24.934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3" table:row="45" table:table="0"/>
          <office:change-info>
            <dc:creator> </dc:creator>
            <dc:date>2021-10-04T12:59:27.531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45" table:table="0"/>
          <office:change-info>
            <dc:creator> </dc:creator>
            <dc:date>2021-10-04T12:59:27.531000000</dc:date>
          </office:change-info>
          <table:previous>
            <table:change-track-table-cell/>
          </table:previous>
        </table:cell-content-change>
        <table:cell-content-change table:id="ct311">
          <table:cell-address table:column="4" table:row="45" table:table="0"/>
          <office:change-info>
            <dc:creator> </dc:creator>
            <dc:date>2021-10-04T12:59:30.774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6" table:row="45" table:table="0"/>
          <office:change-info>
            <dc:creator> </dc:creator>
            <dc:date>2021-10-04T12:59:33.298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7" table:row="45" table:table="0"/>
          <office:change-info>
            <dc:creator> </dc:creator>
            <dc:date>2021-10-04T12:59:33.298000000</dc:date>
          </office:change-info>
          <table:previous>
            <table:change-track-table-cell/>
          </table:previous>
        </table:cell-content-change>
        <table:insertion table:id="ct314" table:type="row" table:position="13" table:table="0">
          <office:change-info>
            <dc:creator> </dc:creator>
            <dc:date>2021-10-04T13:29:31.769000000</dc:date>
          </office:change-info>
          <table:dependencies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</table:dependencies>
        </table:insertion>
        <table:cell-content-change table:id="ct315">
          <table:cell-address table:column="0" table:row="13" table:table="0"/>
          <office:change-info>
            <dc:creator> </dc:creator>
            <dc:date>2021-10-04T13:29:39.382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0" table:row="13" table:table="0"/>
          <office:change-info>
            <dc:creator> </dc:creator>
            <dc:date>2021-10-04T13:29:52.061000000</dc:date>
          </office:change-info>
          <table:previous table:id="ct315">
            <table:change-track-table-cell office:value-type="string">
              <text:p>ufw</text:p>
            </table:change-track-table-cell>
          </table:previous>
        </table:cell-content-change>
        <table:cell-content-change table:id="ct317">
          <table:cell-address table:column="2" table:row="13" table:table="0"/>
          <office:change-info>
            <dc:creator> </dc:creator>
            <dc:date>2021-10-04T13:30:02.205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3" table:row="13" table:table="0"/>
          <office:change-info>
            <dc:creator> </dc:creator>
            <dc:date>2021-10-04T13:30:06.572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" table:table="0"/>
          <office:change-info>
            <dc:creator> </dc:creator>
            <dc:date>2021-10-04T13:30:06.572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13" table:table="0"/>
          <office:change-info>
            <dc:creator> </dc:creator>
            <dc:date>2021-10-04T13:30:10.635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6" table:row="13" table:table="0"/>
          <office:change-info>
            <dc:creator> </dc:creator>
            <dc:date>2021-10-04T13:30:10.635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7" table:row="13" table:table="0"/>
          <office:change-info>
            <dc:creator> </dc:creator>
            <dc:date>2021-10-04T13:30:18.316000000</dc:date>
          </office:change-info>
          <table:previous>
            <table:change-track-table-cell/>
          </table:previous>
        </table:cell-content-change>
        <table:movement table:id="ct323">
          <table:source-range-address table:start-column="9" table:start-row="5" table:start-table="0" table:end-column="10" table:end-row="9" table:end-table="0"/>
          <table:target-range-address table:start-column="9" table:start-row="4" table:start-table="0" table:end-column="10" table:end-row="8" table:end-table="0"/>
          <office:change-info>
            <dc:creator> </dc:creator>
            <dc:date>2021-10-04T14:11:53.875000000</dc:date>
          </office:change-info>
          <table:deletions>
            <table:cell-content-deletion>
              <table:cell-address table:column="9" table:row="5" table:table="0"/>
              <table:change-track-table-cell office:value-type="string">
                <text:p>nog ermee bezig</text:p>
              </table:change-track-table-cell>
            </table:cell-content-deletion>
            <table:cell-content-deletion>
              <table:cell-address table:column="9" table:row="6" table:table="0"/>
              <table:change-track-table-cell office:value-type="string">
                <text:p>werkt niet</text:p>
              </table:change-track-table-cell>
            </table:cell-content-deletion>
            <table:cell-content-deletion>
              <table:cell-address table:column="9" table:row="7" table:table="0"/>
              <table:change-track-table-cell office:value-type="string">
                <text:p>N.V.T.</text:p>
              </table:change-track-table-cell>
            </table:cell-content-deletion>
            <table:cell-content-deletion>
              <table:cell-address table:column="9" table:row="8" table:table="0"/>
              <table:change-track-table-cell office:value-type="string">
                <text:p>enabled – start na de boot</text:p>
              </table:change-track-table-cell>
            </table:cell-content-deletion>
          </table:deletions>
        </table:movement>
        <table:cell-content-change table:id="ct324">
          <table:cell-address table:column="0" table:row="89" table:table="0"/>
          <office:change-info>
            <dc:creator> </dc:creator>
            <dc:date>2021-11-14T11:46:49.113771827</dc:date>
          </office:change-info>
          <table:previous>
            <table:change-track-table-cell/>
          </table:previous>
        </table:cell-content-change>
        <table:cell-content-change table:id="ct325">
          <table:cell-address table:column="0" table:row="90" table:table="0"/>
          <office:change-info>
            <dc:creator> </dc:creator>
            <dc:date>2021-11-14T11:46:49.113819706</dc:date>
          </office:change-info>
          <table:previous>
            <table:change-track-table-cell/>
          </table:previous>
        </table:cell-content-change>
        <table:cell-content-change table:id="ct326">
          <table:cell-address table:column="2" table:row="89" table:table="0"/>
          <office:change-info>
            <dc:creator> </dc:creator>
            <dc:date>2021-11-14T11:46:49.113834399</dc:date>
          </office:change-info>
          <table:previous>
            <table:change-track-table-cell/>
          </table:previous>
        </table:cell-content-change>
        <table:cell-content-change table:id="ct327">
          <table:cell-address table:column="2" table:row="90" table:table="0"/>
          <office:change-info>
            <dc:creator> </dc:creator>
            <dc:date>2021-11-14T11:46:49.113887083</dc:date>
          </office:change-info>
          <table:previous>
            <table:change-track-table-cell/>
          </table:previous>
        </table:cell-content-change>
        <table:cell-content-change table:id="ct328">
          <table:cell-address table:column="3" table:row="90" table:table="0"/>
          <office:change-info>
            <dc:creator> </dc:creator>
            <dc:date>2021-11-14T11:46:49.113917380</dc:date>
          </office:change-info>
          <table:previous>
            <table:change-track-table-cell/>
          </table:previous>
        </table:cell-content-change>
        <table:cell-content-change table:id="ct329">
          <table:cell-address table:column="4" table:row="90" table:table="0"/>
          <office:change-info>
            <dc:creator> </dc:creator>
            <dc:date>2021-11-14T11:46:49.113937074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90" table:table="0"/>
          <office:change-info>
            <dc:creator> </dc:creator>
            <dc:date>2021-11-14T11:46:49.113957443</dc:date>
          </office:change-info>
          <table:previous>
            <table:change-track-table-cell/>
          </table:previous>
        </table:cell-content-change>
        <table:cell-content-change table:id="ct331">
          <table:cell-address table:column="6" table:row="90" table:table="0"/>
          <office:change-info>
            <dc:creator> </dc:creator>
            <dc:date>2021-11-14T11:46:49.113981451</dc:date>
          </office:change-info>
          <table:previous>
            <table:change-track-table-cell/>
          </table:previous>
        </table:cell-content-change>
        <table:cell-content-change table:id="ct332">
          <table:cell-address table:column="7" table:row="90" table:table="0"/>
          <office:change-info>
            <dc:creator> </dc:creator>
            <dc:date>2021-11-14T11:46:49.113996835</dc:date>
          </office:change-info>
          <table:previous>
            <table:change-track-table-cell/>
          </table:previous>
        </table:cell-content-change>
        <table:cell-content-change table:id="ct333">
          <table:cell-address table:column="0" table:row="89" table:table="0"/>
          <office:change-info>
            <dc:creator> </dc:creator>
            <dc:date>2021-11-14T11:47:19.329422345</dc:date>
          </office:change-info>
          <table:previous table:id="ct324">
            <table:change-track-table-cell office:value-type="string">
              <text:p>server_[3]</text:p>
            </table:change-track-table-cell>
          </table:previous>
        </table:cell-content-change>
        <table:cell-content-change table:id="ct334">
          <table:cell-address table:column="3" table:row="90" table:table="0"/>
          <office:change-info>
            <dc:creator> </dc:creator>
            <dc:date>2021-11-14T11:47:34.648225496</dc:date>
          </office:change-info>
          <table:previous table:id="ct328">
            <table:change-track-table-cell office:value-type="float" office:value="44465"/>
          </table:previous>
        </table:cell-content-change>
        <table:cell-content-change table:id="ct335">
          <table:cell-address table:column="2" table:row="90" table:table="0"/>
          <office:change-info>
            <dc:creator> </dc:creator>
            <dc:date>2021-11-14T11:47:41.167913654</dc:date>
          </office:change-info>
          <table:previous table:id="ct327">
            <table:change-track-table-cell office:value-type="float" office:value="44465"/>
          </table:previous>
        </table:cell-content-change>
        <table:cell-content-change table:id="ct336">
          <table:cell-address table:column="5" table:row="90" table:table="0"/>
          <office:change-info>
            <dc:creator> </dc:creator>
            <dc:date>2021-11-14T11:47:41.167948183</dc:date>
          </office:change-info>
          <table:previous table:id="ct330">
            <table:change-track-table-cell office:value-type="float" office:value="44465"/>
          </table:previous>
        </table:cell-content-change>
        <table:cell-content-change table:id="ct337">
          <table:cell-address table:column="4" table:row="90" table:table="0"/>
          <office:change-info>
            <dc:creator> </dc:creator>
            <dc:date>2021-11-14T11:47:46.818342428</dc:date>
          </office:change-info>
          <table:previous table:id="ct329">
            <table:change-track-table-cell office:value-type="string">
              <text:p>1.17.1</text:p>
            </table:change-track-table-cell>
          </table:previous>
        </table:cell-content-change>
        <table:cell-content-change table:id="ct338">
          <table:cell-address table:column="6" table:row="90" table:table="0"/>
          <office:change-info>
            <dc:creator> </dc:creator>
            <dc:date>2021-11-14T11:47:56.703063198</dc:date>
          </office:change-info>
          <table:previous table:id="ct331">
            <table:change-track-table-cell office:value-type="float" office:value="25568"/>
          </table:previous>
        </table:cell-content-change>
        <table:insertion table:id="ct339" table:type="row" table:position="12" table:table="0">
          <office:change-info>
            <dc:creator> </dc:creator>
            <dc:date>2021-11-14T11:48:27.706693494</dc:date>
          </office:change-info>
          <table:dependencies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</table:dependencies>
        </table:insertion>
        <table:cell-content-change table:id="ct340">
          <table:cell-address table:column="0" table:row="12" table:table="0"/>
          <office:change-info>
            <dc:creator> </dc:creator>
            <dc:date>2021-11-14T11:48:30.965720634</dc:date>
          </office:change-info>
          <table:previous>
            <table:change-track-table-cell/>
          </table:previous>
        </table:cell-content-change>
        <table:cell-content-change table:id="ct341">
          <table:cell-address table:column="2" table:row="12" table:table="0"/>
          <office:change-info>
            <dc:creator> </dc:creator>
            <dc:date>2021-11-14T11:48:30.965786907</dc:date>
          </office:change-info>
          <table:previous>
            <table:change-track-table-cell/>
          </table:previous>
        </table:cell-content-change>
        <table:cell-content-change table:id="ct342">
          <table:cell-address table:column="3" table:row="12" table:table="0"/>
          <office:change-info>
            <dc:creator> </dc:creator>
            <dc:date>2021-11-14T11:48:30.965816106</dc:date>
          </office:change-info>
          <table:previous>
            <table:change-track-table-cell/>
          </table:previous>
        </table:cell-content-change>
        <table:cell-content-change table:id="ct343">
          <table:cell-address table:column="4" table:row="12" table:table="0"/>
          <office:change-info>
            <dc:creator> </dc:creator>
            <dc:date>2021-11-14T11:48:30.965834568</dc:date>
          </office:change-info>
          <table:previous>
            <table:change-track-table-cell/>
          </table:previous>
        </table:cell-content-change>
        <table:cell-content-change table:id="ct344">
          <table:cell-address table:column="5" table:row="12" table:table="0"/>
          <office:change-info>
            <dc:creator> </dc:creator>
            <dc:date>2021-11-14T11:48:30.965853010</dc:date>
          </office:change-info>
          <table:previous>
            <table:change-track-table-cell/>
          </table:previous>
        </table:cell-content-change>
        <table:cell-content-change table:id="ct345">
          <table:cell-address table:column="6" table:row="12" table:table="0"/>
          <office:change-info>
            <dc:creator> </dc:creator>
            <dc:date>2021-11-14T11:48:30.965870814</dc:date>
          </office:change-info>
          <table:previous>
            <table:change-track-table-cell/>
          </table:previous>
        </table:cell-content-change>
        <table:cell-content-change table:id="ct346">
          <table:cell-address table:column="7" table:row="12" table:table="0"/>
          <office:change-info>
            <dc:creator> </dc:creator>
            <dc:date>2021-11-14T11:48:30.965883118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12" table:table="0"/>
          <office:change-info>
            <dc:creator> </dc:creator>
            <dc:date>2021-11-14T11:48:40.414135272</dc:date>
          </office:change-info>
          <table:previous table:id="ct340">
            <table:change-track-table-cell office:value-type="string">
              <text:p>gamingserver3.service</text:p>
            </table:change-track-table-cell>
          </table:previous>
        </table:cell-content-change>
        <table:cell-content-change table:id="ct348">
          <table:cell-address table:column="2" table:row="12" table:table="0"/>
          <office:change-info>
            <dc:creator> </dc:creator>
            <dc:date>2021-11-14T11:48:45.741333961</dc:date>
          </office:change-info>
          <table:previous table:id="ct341">
            <table:change-track-table-cell office:value-type="float" office:value="44469"/>
          </table:previous>
        </table:cell-content-change>
        <table:cell-content-change table:id="ct349">
          <table:cell-address table:column="2" table:row="12" table:table="0"/>
          <office:change-info>
            <dc:creator> </dc:creator>
            <dc:date>2021-11-14T11:48:51.306066728</dc:date>
          </office:change-info>
          <table:previous table:id="ct348">
            <table:change-track-table-cell office:value-type="float" office:value="44473"/>
          </table:previous>
        </table:cell-content-change>
        <table:cell-content-change table:id="ct350">
          <table:cell-address table:column="3" table:row="12" table:table="0"/>
          <office:change-info>
            <dc:creator> </dc:creator>
            <dc:date>2021-11-14T11:48:58.767474791</dc:date>
          </office:change-info>
          <table:previous table:id="ct342">
            <table:change-track-table-cell office:value-type="float" office:value="44469"/>
          </table:previous>
        </table:cell-content-change>
        <table:cell-content-change table:id="ct351">
          <table:cell-address table:column="5" table:row="12" table:table="0"/>
          <office:change-info>
            <dc:creator> </dc:creator>
            <dc:date>2021-11-14T11:48:58.767511335</dc:date>
          </office:change-info>
          <table:previous table:id="ct344">
            <table:change-track-table-cell office:value-type="float" office:value="44469"/>
          </table:previous>
        </table:cell-content-change>
        <table:cell-content-change table:id="ct352">
          <table:cell-address table:column="7" table:row="12" table:table="0"/>
          <office:change-info>
            <dc:creator> </dc:creator>
            <dc:date>2021-11-14T11:48:58.767532559</dc:date>
          </office:change-info>
          <table:previous table:id="ct346">
            <table:change-track-table-cell office:value-type="string">
              <text:p>enabled</text:p>
            </table:change-track-table-cell>
          </table:previous>
        </table:cell-content-change>
        <table:insertion table:id="ct353" table:type="table" table:position="2">
          <office:change-info>
            <dc:creator> </dc:creator>
            <dc:date>2021-11-20T10:13:14.948825788</dc:date>
          </office:change-info>
          <table:dependencies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</table:dependencies>
        </table:insertion>
        <table:cell-content-change table:id="ct354">
          <table:cell-address table:column="0" table:row="0" table:table="2"/>
          <office:change-info>
            <dc:creator> </dc:creator>
            <dc:date>2021-11-20T10:15:57.413340392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1" table:table="2"/>
          <office:change-info>
            <dc:creator> </dc:creator>
            <dc:date>2021-11-20T10:16:07.32531667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2" table:table="2"/>
          <office:change-info>
            <dc:creator> </dc:creator>
            <dc:date>2021-11-20T10:16:09.760262642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3" table:table="2"/>
          <office:change-info>
            <dc:creator> </dc:creator>
            <dc:date>2021-11-20T10:16:10.136202127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4" table:table="2"/>
          <office:change-info>
            <dc:creator> </dc:creator>
            <dc:date>2021-11-20T10:16:10.528219196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5" table:table="2"/>
          <office:change-info>
            <dc:creator> </dc:creator>
            <dc:date>2021-11-20T10:16:10.944156567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" table:table="2"/>
          <office:change-info>
            <dc:creator> </dc:creator>
            <dc:date>2021-11-20T10:16:11.341290104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7" table:table="2"/>
          <office:change-info>
            <dc:creator> </dc:creator>
            <dc:date>2021-11-20T10:16:18.661323032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8" table:table="2"/>
          <office:change-info>
            <dc:creator> </dc:creator>
            <dc:date>2021-11-20T10:16:21.064102344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9" table:table="2"/>
          <office:change-info>
            <dc:creator> </dc:creator>
            <dc:date>2021-11-20T10:16:21.391292194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0" table:table="2"/>
          <office:change-info>
            <dc:creator> </dc:creator>
            <dc:date>2021-11-20T10:16:21.688126158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1" table:table="2"/>
          <office:change-info>
            <dc:creator> </dc:creator>
            <dc:date>2021-11-20T10:16:22.024158630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12" table:table="2"/>
          <office:change-info>
            <dc:creator> </dc:creator>
            <dc:date>2021-11-20T10:16:22.469265930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13" table:table="2"/>
          <office:change-info>
            <dc:creator> </dc:creator>
            <dc:date>2021-11-20T10:16:32.01337345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13" table:table="2"/>
          <office:change-info>
            <dc:creator> </dc:creator>
            <dc:date>2021-11-20T10:16:45.677354112</dc:date>
          </office:change-info>
          <table:previous table:id="ct367">
            <table:change-track-table-cell office:value-type="string">
              <text:p>&lt;&gt;</text:p>
            </table:change-track-table-cell>
          </table:previous>
        </table:cell-content-change>
        <table:cell-content-change table:id="ct369">
          <table:cell-address table:column="0" table:row="14" table:table="2"/>
          <office:change-info>
            <dc:creator> </dc:creator>
            <dc:date>2021-11-20T10:16:47.423886592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15" table:table="2"/>
          <office:change-info>
            <dc:creator> </dc:creator>
            <dc:date>2021-11-20T10:16:47.743990832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16" table:table="2"/>
          <office:change-info>
            <dc:creator> </dc:creator>
            <dc:date>2021-11-20T10:16:48.080075156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17" table:table="2"/>
          <office:change-info>
            <dc:creator> </dc:creator>
            <dc:date>2021-11-20T10:16:48.461380266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18" table:table="2"/>
          <office:change-info>
            <dc:creator> </dc:creator>
            <dc:date>2021-11-20T10:16:50.560876774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19" table:table="2"/>
          <office:change-info>
            <dc:creator> </dc:creator>
            <dc:date>2021-11-20T10:16:54.206105673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20" table:table="2"/>
          <office:change-info>
            <dc:creator> </dc:creator>
            <dc:date>2021-11-20T10:16:54.206155735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21" table:table="2"/>
          <office:change-info>
            <dc:creator> </dc:creator>
            <dc:date>2021-11-20T10:16:54.206176638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22" table:table="2"/>
          <office:change-info>
            <dc:creator> </dc:creator>
            <dc:date>2021-11-20T10:16:54.206193355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23" table:table="2"/>
          <office:change-info>
            <dc:creator> </dc:creator>
            <dc:date>2021-11-20T10:16:54.20623536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24" table:table="2"/>
          <office:change-info>
            <dc:creator> </dc:creator>
            <dc:date>2021-11-20T10:16:54.206253342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25" table:table="2"/>
          <office:change-info>
            <dc:creator> </dc:creator>
            <dc:date>2021-11-20T10:16:55.941976504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26" table:table="2"/>
          <office:change-info>
            <dc:creator> </dc:creator>
            <dc:date>2021-11-20T10:16:55.942023122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27" table:table="2"/>
          <office:change-info>
            <dc:creator> </dc:creator>
            <dc:date>2021-11-20T10:16:55.94204382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28" table:table="2"/>
          <office:change-info>
            <dc:creator> </dc:creator>
            <dc:date>2021-11-20T10:16:55.94206075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29" table:table="2"/>
          <office:change-info>
            <dc:creator> </dc:creator>
            <dc:date>2021-11-20T10:16:55.942076277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30" table:table="2"/>
          <office:change-info>
            <dc:creator> </dc:creator>
            <dc:date>2021-11-20T10:16:55.942091572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31" table:table="2"/>
          <office:change-info>
            <dc:creator> </dc:creator>
            <dc:date>2021-11-20T10:16:57.238035297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32" table:table="2"/>
          <office:change-info>
            <dc:creator> </dc:creator>
            <dc:date>2021-11-20T10:16:57.238086237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33" table:table="2"/>
          <office:change-info>
            <dc:creator> </dc:creator>
            <dc:date>2021-11-20T10:16:57.238107963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34" table:table="2"/>
          <office:change-info>
            <dc:creator> </dc:creator>
            <dc:date>2021-11-20T10:16:57.238125033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35" table:table="2"/>
          <office:change-info>
            <dc:creator> </dc:creator>
            <dc:date>2021-11-20T10:16:57.238140942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36" table:table="2"/>
          <office:change-info>
            <dc:creator> </dc:creator>
            <dc:date>2021-11-20T10:16:57.238156902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37" table:table="2"/>
          <office:change-info>
            <dc:creator> </dc:creator>
            <dc:date>2021-11-20T10:16:58.53410123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38" table:table="2"/>
          <office:change-info>
            <dc:creator> </dc:creator>
            <dc:date>2021-11-20T10:16:58.534154372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39" table:table="2"/>
          <office:change-info>
            <dc:creator> </dc:creator>
            <dc:date>2021-11-20T10:16:58.534176085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40" table:table="2"/>
          <office:change-info>
            <dc:creator> </dc:creator>
            <dc:date>2021-11-20T10:16:58.534193554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41" table:table="2"/>
          <office:change-info>
            <dc:creator> </dc:creator>
            <dc:date>2021-11-20T10:16:58.53423408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42" table:table="2"/>
          <office:change-info>
            <dc:creator> </dc:creator>
            <dc:date>2021-11-20T10:16:58.534252795</dc:date>
          </office:change-info>
          <table:previous>
            <table:change-track-table-cell/>
          </table:previous>
        </table:cell-content-change>
        <table:cell-content-change table:id="ct398">
          <table:cell-address table:column="2" table:row="9" table:table="0"/>
          <office:change-info>
            <dc:creator> </dc:creator>
            <dc:date>2021-12-08T20:25:26.207462802</dc:date>
          </office:change-info>
          <table:previous table:id="ct188">
            <table:change-track-table-cell office:value-type="float" office:value="44468"/>
          </table:previous>
        </table:cell-content-change>
        <table:cell-content-change table:id="ct399">
          <table:cell-address table:column="2" table:row="9" table:table="0"/>
          <office:change-info>
            <dc:creator> </dc:creator>
            <dc:date>2021-12-08T20:25:43.327123462</dc:date>
          </office:change-info>
          <table:previous table:id="ct398">
            <table:change-track-table-cell office:value-type="float" office:value="44538"/>
          </table:previous>
        </table:cell-content-change>
        <table:cell-content-change table:id="ct400">
          <table:cell-address table:column="2" table:row="10" table:table="0"/>
          <office:change-info>
            <dc:creator> </dc:creator>
            <dc:date>2021-12-08T20:25:43.327156999</dc:date>
          </office:change-info>
          <table:previous table:id="ct189">
            <table:change-track-table-cell office:value-type="float" office:value="44468"/>
          </table:previous>
        </table:cell-content-change>
        <table:cell-content-change table:id="ct401">
          <table:cell-address table:column="2" table:row="33" table:table="0"/>
          <office:change-info>
            <dc:creator> </dc:creator>
            <dc:date>2021-12-08T20:26:18.879617250</dc:date>
          </office:change-info>
          <table:previous>
            <table:change-track-table-cell office:value-type="float" office:value="44466"/>
          </table:previous>
        </table:cell-content-change>
        <table:cell-content-change table:id="ct402">
          <table:cell-address table:column="2" table:row="47" table:table="0"/>
          <office:change-info>
            <dc:creator> </dc:creator>
            <dc:date>2021-12-08T20:26:26.093529738</dc:date>
          </office:change-info>
          <table:previous table:id="ct257">
            <table:change-track-table-cell office:value-type="float" office:value="44470"/>
          </table:previous>
        </table:cell-content-change>
        <table:cell-content-change table:id="ct403">
          <table:cell-address table:column="2" table:row="59" table:table="0"/>
          <office:change-info>
            <dc:creator> </dc:creator>
            <dc:date>2021-12-08T20:26:32.530785378</dc:date>
          </office:change-info>
          <table:previous>
            <table:change-track-table-cell office:value-type="float" office:value="44465"/>
          </table:previous>
        </table:cell-content-change>
        <table:cell-content-change table:id="ct404">
          <table:cell-address table:column="3" table:row="59" table:table="0"/>
          <office:change-info>
            <dc:creator> </dc:creator>
            <dc:date>2021-12-08T20:26:46.260866550</dc:date>
          </office:change-info>
          <table:previous>
            <table:change-track-table-cell office:value-type="float" office:value="44465"/>
          </table:previous>
        </table:cell-content-change>
        <table:cell-content-change table:id="ct405">
          <table:cell-address table:column="5" table:row="59" table:table="0"/>
          <office:change-info>
            <dc:creator> </dc:creator>
            <dc:date>2021-12-08T20:26:46.260930225</dc:date>
          </office:change-info>
          <table:previous>
            <table:change-track-table-cell office:value-type="float" office:value="44465"/>
          </table:previous>
        </table:cell-content-change>
        <table:cell-content-change table:id="ct406">
          <table:cell-address table:column="3" table:row="47" table:table="0"/>
          <office:change-info>
            <dc:creator> </dc:creator>
            <dc:date>2021-12-08T20:27:21.156989439</dc:date>
          </office:change-info>
          <table:previous table:id="ct258">
            <table:change-track-table-cell office:value-type="float" office:value="44470"/>
          </table:previous>
        </table:cell-content-change>
        <table:cell-content-change table:id="ct407">
          <table:cell-address table:column="5" table:row="47" table:table="0"/>
          <office:change-info>
            <dc:creator> </dc:creator>
            <dc:date>2021-12-08T20:27:26.185127173</dc:date>
          </office:change-info>
          <table:previous table:id="ct259">
            <table:change-track-table-cell office:value-type="float" office:value="44470"/>
          </table:previous>
        </table:cell-content-change>
        <table:cell-content-change table:id="ct408">
          <table:cell-address table:column="4" table:row="51" table:table="0"/>
          <office:change-info>
            <dc:creator> </dc:creator>
            <dc:date>2021-12-08T20:27:54.898297890</dc:date>
          </office:change-info>
          <table:previous>
            <table:change-track-table-cell/>
          </table:previous>
        </table:cell-content-change>
        <table:cell-content-change table:id="ct409">
          <table:cell-address table:column="4" table:row="33" table:table="0"/>
          <office:change-info>
            <dc:creator> </dc:creator>
            <dc:date>2021-12-08T20:28:03.970611881</dc:date>
          </office:change-info>
          <table:previous>
            <table:change-track-table-cell office:value-type="string">
              <text:p>1.17.1</text:p>
            </table:change-track-table-cell>
          </table:previous>
        </table:cell-content-change>
        <table:cell-content-change table:id="ct410">
          <table:cell-address table:column="4" table:row="37" table:table="0"/>
          <office:change-info>
            <dc:creator> </dc:creator>
            <dc:date>2021-12-08T20:28:06.650313457</dc:date>
          </office:change-info>
          <table:previous>
            <table:change-track-table-cell/>
          </table:previous>
        </table:cell-content-change>
        <table:cell-content-change table:id="ct411">
          <table:cell-address table:column="4" table:row="47" table:table="0"/>
          <office:change-info>
            <dc:creator> </dc:creator>
            <dc:date>2021-12-08T20:28:16.139045503</dc:date>
          </office:change-info>
          <table:previous>
            <table:change-track-table-cell office:value-type="string">
              <text:p>1.17.1</text:p>
            </table:change-track-table-cell>
          </table:previous>
        </table:cell-content-change>
        <table:cell-content-change table:id="ct412">
          <table:cell-address table:column="4" table:row="59" table:table="0"/>
          <office:change-info>
            <dc:creator> </dc:creator>
            <dc:date>2021-12-08T20:28:16.139085162</dc:date>
          </office:change-info>
          <table:previous>
            <table:change-track-table-cell office:value-type="string">
              <text:p>1.17.1</text:p>
            </table:change-track-table-cell>
          </table:previous>
        </table:cell-content-change>
        <table:cell-content-change table:id="ct413">
          <table:cell-address table:column="2" table:row="19" table:table="0"/>
          <office:change-info>
            <dc:creator> </dc:creator>
            <dc:date>2021-12-08T20:29:00.709681942</dc:date>
          </office:change-info>
          <table:previous>
            <table:change-track-table-cell office:value-type="float" office:value="44465"/>
          </table:previous>
        </table:cell-content-change>
        <table:cell-content-change table:id="ct414">
          <table:cell-address table:column="3" table:row="19" table:table="0"/>
          <office:change-info>
            <dc:creator> </dc:creator>
            <dc:date>2021-12-08T20:29:02.293493585</dc:date>
          </office:change-info>
          <table:previous>
            <table:change-track-table-cell office:value-type="float" office:value="44465"/>
          </table:previous>
        </table:cell-content-change>
        <table:cell-content-change table:id="ct415">
          <table:cell-address table:column="5" table:row="19" table:table="0"/>
          <office:change-info>
            <dc:creator> </dc:creator>
            <dc:date>2021-12-08T20:29:05.944180035</dc:date>
          </office:change-info>
          <table:previous>
            <table:change-track-table-cell office:value-type="float" office:value="44465"/>
          </table:previous>
        </table:cell-content-change>
        <table:cell-content-change table:id="ct416">
          <table:cell-address table:column="3" table:row="9" table:table="0"/>
          <office:change-info>
            <dc:creator> </dc:creator>
            <dc:date>2021-12-08T21:17:32.706643944</dc:date>
          </office:change-info>
          <table:previous table:id="ct192">
            <table:change-track-table-cell office:value-type="date" office:date-value="2021-09-29"/>
          </table:previous>
        </table:cell-content-change>
        <table:cell-content-change table:id="ct417">
          <table:cell-address table:column="3" table:row="10" table:table="0"/>
          <office:change-info>
            <dc:creator> </dc:creator>
            <dc:date>2021-12-08T21:17:32.706703791</dc:date>
          </office:change-info>
          <table:previous table:id="ct193">
            <table:change-track-table-cell office:value-type="date" office:date-value="2021-09-29"/>
          </table:previous>
        </table:cell-content-change>
        <table:cell-content-change table:id="ct418">
          <table:cell-address table:column="5" table:row="9" table:table="0"/>
          <office:change-info>
            <dc:creator> </dc:creator>
            <dc:date>2021-12-08T21:17:42.005624715</dc:date>
          </office:change-info>
          <table:previous table:id="ct196">
            <table:change-track-table-cell office:value-type="date" office:date-value="2021-09-29"/>
          </table:previous>
        </table:cell-content-change>
        <table:cell-content-change table:id="ct419">
          <table:cell-address table:column="5" table:row="10" table:table="0"/>
          <office:change-info>
            <dc:creator> </dc:creator>
            <dc:date>2021-12-08T21:17:42.005664069</dc:date>
          </office:change-info>
          <table:previous table:id="ct197">
            <table:change-track-table-cell office:value-type="date" office:date-value="2021-09-29"/>
          </table:previous>
        </table:cell-content-change>
        <table:cell-content-change table:id="ct420">
          <table:cell-address table:column="5" table:row="33" table:table="0"/>
          <office:change-info>
            <dc:creator> </dc:creator>
            <dc:date>2021-12-08T21:30:58.150333373</dc:date>
          </office:change-info>
          <table:previous>
            <table:change-track-table-cell office:value-type="date" office:date-value="2021-09-27"/>
          </table:previous>
        </table:cell-content-change>
        <table:cell-content-change table:id="ct421">
          <table:cell-address table:column="2" table:row="8" table:table="0"/>
          <office:change-info>
            <dc:creator> </dc:creator>
            <dc:date>2021-12-08T21:33:00.412196209</dc:date>
          </office:change-info>
          <table:previous table:id="ct230">
            <table:change-track-table-cell office:value-type="date" office:date-value="2021-09-30"/>
          </table:previous>
        </table:cell-content-change>
        <table:cell-content-change table:id="ct422">
          <table:cell-address table:column="2" table:row="9" table:table="0"/>
          <office:change-info>
            <dc:creator> </dc:creator>
            <dc:date>2021-12-08T21:33:06.560541440</dc:date>
          </office:change-info>
          <table:previous table:id="ct399">
            <table:change-track-table-cell office:value-type="date" office:date-value="2021-09-30"/>
          </table:previous>
        </table:cell-content-change>
        <table:cell-content-change table:id="ct423">
          <table:cell-address table:column="2" table:row="10" table:table="0"/>
          <office:change-info>
            <dc:creator> </dc:creator>
            <dc:date>2021-12-08T21:33:06.560557468</dc:date>
          </office:change-info>
          <table:previous table:id="ct400">
            <table:change-track-table-cell office:value-type="date" office:date-value="2021-09-30"/>
          </table:previous>
        </table:cell-content-change>
        <table:cell-content-change table:id="ct424">
          <table:cell-address table:column="2" table:row="11" table:table="0"/>
          <office:change-info>
            <dc:creator> </dc:creator>
            <dc:date>2021-12-08T21:33:06.560567366</dc:date>
          </office:change-info>
          <table:previous table:id="ct233">
            <table:change-track-table-cell office:value-type="date" office:date-value="2021-09-30"/>
          </table:previous>
        </table:cell-content-change>
        <table:cell-content-change table:id="ct425">
          <table:cell-address table:column="3" table:row="8" table:table="0"/>
          <office:change-info>
            <dc:creator> </dc:creator>
            <dc:date>2021-12-08T21:33:06.560581391</dc:date>
          </office:change-info>
          <table:previous table:id="ct231">
            <table:change-track-table-cell office:value-type="date" office:date-value="2021-09-30"/>
          </table:previous>
        </table:cell-content-change>
        <table:cell-content-change table:id="ct426">
          <table:cell-address table:column="3" table:row="9" table:table="0"/>
          <office:change-info>
            <dc:creator> </dc:creator>
            <dc:date>2021-12-08T21:33:06.560592160</dc:date>
          </office:change-info>
          <table:previous table:id="ct416">
            <table:change-track-table-cell office:value-type="date" office:date-value="2021-09-30"/>
          </table:previous>
        </table:cell-content-change>
        <table:cell-content-change table:id="ct427">
          <table:cell-address table:column="3" table:row="10" table:table="0"/>
          <office:change-info>
            <dc:creator> </dc:creator>
            <dc:date>2021-12-08T21:33:06.560601706</dc:date>
          </office:change-info>
          <table:previous table:id="ct417">
            <table:change-track-table-cell office:value-type="date" office:date-value="2021-09-30"/>
          </table:previous>
        </table:cell-content-change>
        <table:cell-content-change table:id="ct428">
          <table:cell-address table:column="3" table:row="11" table:table="0"/>
          <office:change-info>
            <dc:creator> </dc:creator>
            <dc:date>2021-12-08T21:33:06.560611433</dc:date>
          </office:change-info>
          <table:previous table:id="ct234">
            <table:change-track-table-cell office:value-type="date" office:date-value="2021-09-30"/>
          </table:previous>
        </table:cell-content-change>
        <table:cell-content-change table:id="ct429">
          <table:cell-address table:column="5" table:row="8" table:table="0"/>
          <office:change-info>
            <dc:creator> </dc:creator>
            <dc:date>2021-12-08T21:33:08.501966404</dc:date>
          </office:change-info>
          <table:previous table:id="ct232">
            <table:change-track-table-cell office:value-type="date" office:date-value="2021-09-30"/>
          </table:previous>
        </table:cell-content-change>
        <table:cell-content-change table:id="ct430">
          <table:cell-address table:column="5" table:row="9" table:table="0"/>
          <office:change-info>
            <dc:creator> </dc:creator>
            <dc:date>2021-12-08T21:33:08.501987544</dc:date>
          </office:change-info>
          <table:previous table:id="ct418">
            <table:change-track-table-cell office:value-type="date" office:date-value="2021-09-30"/>
          </table:previous>
        </table:cell-content-change>
        <table:cell-content-change table:id="ct431">
          <table:cell-address table:column="5" table:row="10" table:table="0"/>
          <office:change-info>
            <dc:creator> </dc:creator>
            <dc:date>2021-12-08T21:33:08.501996427</dc:date>
          </office:change-info>
          <table:previous table:id="ct419">
            <table:change-track-table-cell office:value-type="date" office:date-value="2021-09-30"/>
          </table:previous>
        </table:cell-content-change>
        <table:cell-content-change table:id="ct432">
          <table:cell-address table:column="5" table:row="11" table:table="0"/>
          <office:change-info>
            <dc:creator> </dc:creator>
            <dc:date>2021-12-08T21:33:08.502005474</dc:date>
          </office:change-info>
          <table:previous table:id="ct235">
            <table:change-track-table-cell office:value-type="date" office:date-value="2021-09-30"/>
          </table:previous>
        </table:cell-content-change>
        <table:cell-content-change table:id="ct433">
          <table:cell-address table:column="2" table:row="20" table:table="0"/>
          <office:change-info>
            <dc:creator> </dc:creator>
            <dc:date>2021-12-08T21:33:12.977290767</dc:date>
          </office:change-info>
          <table:previous table:id="ct242">
            <table:change-track-table-cell office:value-type="date" office:date-value="2021-09-30"/>
          </table:previous>
        </table:cell-content-change>
        <table:cell-content-change table:id="ct434">
          <table:cell-address table:column="3" table:row="20" table:table="0"/>
          <office:change-info>
            <dc:creator> </dc:creator>
            <dc:date>2021-12-08T21:33:14.927531204</dc:date>
          </office:change-info>
          <table:previous table:id="ct243">
            <table:change-track-table-cell office:value-type="date" office:date-value="2021-09-30"/>
          </table:previous>
        </table:cell-content-change>
        <table:cell-content-change table:id="ct435">
          <table:cell-address table:column="5" table:row="20" table:table="0"/>
          <office:change-info>
            <dc:creator> </dc:creator>
            <dc:date>2021-12-08T21:33:14.927548163</dc:date>
          </office:change-info>
          <table:previous table:id="ct244">
            <table:change-track-table-cell office:value-type="date" office:date-value="2021-09-30"/>
          </table:previous>
        </table:cell-content-change>
        <table:cell-content-change table:id="ct436">
          <table:cell-address table:column="2" table:row="33" table:table="0"/>
          <office:change-info>
            <dc:creator> </dc:creator>
            <dc:date>2021-12-08T21:33:31.328780606</dc:date>
          </office:change-info>
          <table:previous table:id="ct401">
            <table:change-track-table-cell office:value-type="date" office:date-value="2021-09-30"/>
          </table:previous>
        </table:cell-content-change>
        <table:cell-content-change table:id="ct437">
          <table:cell-address table:column="5" table:row="33" table:table="0"/>
          <office:change-info>
            <dc:creator> </dc:creator>
            <dc:date>2021-12-08T21:33:37.112473489</dc:date>
          </office:change-info>
          <table:previous table:id="ct420">
            <table:change-track-table-cell office:value-type="date" office:date-value="2021-09-30"/>
          </table:previous>
        </table:cell-content-change>
        <table:cell-content-change table:id="ct438">
          <table:cell-address table:column="2" table:row="47" table:table="0"/>
          <office:change-info>
            <dc:creator> </dc:creator>
            <dc:date>2021-12-08T21:33:41.469291106</dc:date>
          </office:change-info>
          <table:previous table:id="ct402">
            <table:change-track-table-cell office:value-type="date" office:date-value="2021-09-30"/>
          </table:previous>
        </table:cell-content-change>
        <table:cell-content-change table:id="ct439">
          <table:cell-address table:column="3" table:row="47" table:table="0"/>
          <office:change-info>
            <dc:creator> </dc:creator>
            <dc:date>2021-12-08T21:33:44.621148626</dc:date>
          </office:change-info>
          <table:previous table:id="ct406">
            <table:change-track-table-cell office:value-type="date" office:date-value="2021-09-30"/>
          </table:previous>
        </table:cell-content-change>
        <table:cell-content-change table:id="ct440">
          <table:cell-address table:column="5" table:row="47" table:table="0"/>
          <office:change-info>
            <dc:creator> </dc:creator>
            <dc:date>2021-12-08T21:33:44.621162170</dc:date>
          </office:change-info>
          <table:previous table:id="ct407">
            <table:change-track-table-cell office:value-type="date" office:date-value="2021-09-30"/>
          </table:previous>
        </table:cell-content-change>
        <table:cell-content-change table:id="ct441">
          <table:cell-address table:column="2" table:row="59" table:table="0"/>
          <office:change-info>
            <dc:creator> </dc:creator>
            <dc:date>2021-12-08T21:34:00.056684041</dc:date>
          </office:change-info>
          <table:previous table:id="ct403">
            <table:change-track-table-cell office:value-type="date" office:date-value="2021-09-30"/>
          </table:previous>
        </table:cell-content-change>
        <table:cell-content-change table:id="ct442">
          <table:cell-address table:column="3" table:row="59" table:table="0"/>
          <office:change-info>
            <dc:creator> </dc:creator>
            <dc:date>2021-12-08T21:34:04.881796312</dc:date>
          </office:change-info>
          <table:previous table:id="ct404">
            <table:change-track-table-cell office:value-type="date" office:date-value="2021-09-30"/>
          </table:previous>
        </table:cell-content-change>
        <table:cell-content-change table:id="ct443">
          <table:cell-address table:column="5" table:row="59" table:table="0"/>
          <office:change-info>
            <dc:creator> </dc:creator>
            <dc:date>2021-12-08T21:34:04.881820507</dc:date>
          </office:change-info>
          <table:previous table:id="ct405">
            <table:change-track-table-cell office:value-type="date" office:date-value="2021-09-30"/>
          </table:previous>
        </table:cell-content-change>
      </table:tracked-changes>
      <table:table table:name="Server-statu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7"/>
        <table:table-column table:style-name="co1" table:number-columns-repeated="2" table:default-cell-style-name="ce12"/>
        <table:table-column table:style-name="co1" table:default-cell-style-name="ce25"/>
        <table:table-column table:style-name="co2" table:default-cell-style-name="ce1"/>
        <table:table-column table:style-name="co1" table:default-cell-style-name="ce25"/>
        <table:table-row table:style-name="ro1">
          <table:table-cell table:style-name="ce5" office:value-type="string" calcext:value-type="string" table:number-columns-spanned="11" table:number-rows-spanned="1">
            <text:p>Server-status</text:p>
          </table:table-cell>
          <table:covered-table-cell table:number-columns-repeated="10"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naam</text:p>
          </table:table-cell>
          <table:covered-table-cell table:style-name="ce22"/>
          <table:table-cell table:style-name="ce21" office:value-type="string" calcext:value-type="string">
            <text:p>werking</text:p>
          </table:table-cell>
          <table:table-cell table:style-name="ce21" office:value-type="string" calcext:value-type="string">
            <text:p>instellingen</text:p>
          </table:table-cell>
          <table:table-cell table:style-name="ce21" office:value-type="string" calcext:value-type="string">
            <text:p>MC versie</text:p>
          </table:table-cell>
          <table:table-cell table:style-name="ce21" office:value-type="string" calcext:value-type="string">
            <text:p>updated</text:p>
          </table:table-cell>
          <table:table-cell table:style-name="ce21" office:value-type="string" calcext:value-type="string">
            <text:p>port number</text:p>
          </table:table-cell>
          <table:table-cell table:style-name="ce21" office:value-type="string" calcext:value-type="string">
            <text:p>status</text:p>
          </table:table-cell>
          <table:table-cell table:style-name="ce21"/>
          <table:table-cell table:style-name="ce2" office:value-type="string" calcext:value-type="string" table:number-columns-spanned="2" table:number-rows-spanned="1">
            <text:p>Legenda</text:p>
          </table:table-cell>
          <table:covered-table-cell table:style-name="ce22"/>
        </table:table-row>
        <table:table-row table:style-name="ro1">
          <table:table-cell table:style-name="ce4" office:value-type="string" calcext:value-type="string" table:number-columns-spanned="2" table:number-rows-spanned="1">
            <text:p>service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style-name="ce13" office:value-type="string" calcext:value-type="string" table:number-columns-spanned="2" table:number-rows-spanned="1">
            <text:p>werkt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treon</text:p>
          </table:table-cell>
          <table:covered-table-cell/>
          <table:table-cell table:style-name="ce11" office:value-type="date" office:date-value="2021-09-27" calcext:value-type="date">
            <text:p>27-09-21</text:p>
          </table:table-cell>
          <table:table-cell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style-name="ce42" office:value-type="string" calcext:value-type="string" table:number-columns-spanned="2" table:number-rows-spanned="1">
            <text:p>werkt matig</text:p>
          </table:table-cell>
          <table:covered-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Planet Minecraft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style-name="ce43" office:value-type="string" calcext:value-type="string" table:number-columns-spanned="2" table:number-rows-spanned="1">
            <text:p>nog ermee bezig</text:p>
          </table:table-cell>
          <table:covered-table-cell table:style-name="ce47"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style-name="ce16" office:value-type="string" calcext:value-type="string" table:number-columns-spanned="2" table:number-rows-spanned="1">
            <text:p>werkt niet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ystemd service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style-name="ce17" office:value-type="string" calcext:value-type="string" table:number-columns-spanned="2" table:number-rows-spanned="1">
            <text:p>N.V.T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tart.service</text:p>
          </table:table-cell>
          <table:covered-table-cell/>
          <table:table-cell table:number-columns-repeated="2" table:style-name="ce29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table:style-name="ce29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style-name="ce17" office:value-type="string" calcext:value-type="string" table:number-columns-spanned="2" table:number-rows-spanned="1">
            <text:p>enabled – start na de boot</text:p>
          </table:table-cell>
          <table:covered-table-cell table:style-name="ce12"/>
        </table:table-row>
        <table:table-row table:style-name="ro1">
          <table:table-cell office:value-type="string" calcext:value-type="string" table:number-columns-spanned="2" table:number-rows-spanned="1">
            <text:p>bungiecordserver.service</text:p>
          </table:table-cell>
          <table:covered-table-cell/>
          <table:table-cell office:value-type="date" office:date-value="2021-12-08" calcext:value-type="date">
            <text:p>08-12-21</text:p>
          </table:table-cell>
          <table:table-cell table:style-name="ce7" office:value-type="date" office:date-value="2021-12-08" calcext:value-type="date">
            <text:p>08-12-21</text:p>
          </table:table-cell>
          <table:table-cell office:value-type="string" calcext:value-type="string">
            <text:p>N.V.T.</text:p>
          </table:table-cell>
          <table:table-cell office:value-type="date" office:date-value="2021-12-08" calcext:value-type="date">
            <text:p>08-12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style-name="ce17" office:value-type="string" calcext:value-type="string" table:number-columns-spanned="2" table:number-rows-spanned="1">
            <text:p>start – start eenmalig </text:p>
          </table:table-cell>
          <table:covered-table-cell table:style-name="ce12"/>
        </table:table-row>
        <table:table-row table:style-name="ro1">
          <table:table-cell office:value-type="string" calcext:value-type="string" table:number-columns-spanned="2" table:number-rows-spanned="1">
            <text:p>gamingserver1.service</text:p>
          </table:table-cell>
          <table:covered-table-cell/>
          <table:table-cell office:value-type="date" office:date-value="2021-12-08" calcext:value-type="date">
            <text:p>08-12-21</text:p>
          </table:table-cell>
          <table:table-cell table:style-name="ce7" office:value-type="date" office:date-value="2021-12-08" calcext:value-type="date">
            <text:p>08-12-21</text:p>
          </table:table-cell>
          <table:table-cell office:value-type="string" calcext:value-type="string">
            <text:p>N.V.T.</text:p>
          </table:table-cell>
          <table:table-cell office:value-type="date" office:date-value="2021-12-08" calcext:value-type="date">
            <text:p>08-12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amingserver2.service</text:p>
          </table:table-cell>
          <table:covered-table-cell/>
          <table:table-cell office:value-type="date" office:date-value="2021-12-08" calcext:value-type="date">
            <text:p>08-12-21</text:p>
          </table:table-cell>
          <table:table-cell table:style-name="ce7" office:value-type="date" office:date-value="2021-12-08" calcext:value-type="date">
            <text:p>08-12-21</text:p>
          </table:table-cell>
          <table:table-cell office:value-type="string" calcext:value-type="string">
            <text:p>N.V.T.</text:p>
          </table:table-cell>
          <table:table-cell office:value-type="date" office:date-value="2021-12-08" calcext:value-type="date">
            <text:p>08-12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amingserver3.service</text:p>
          </table:table-cell>
          <table:covered-table-cell/>
          <table:table-cell office:value-type="date" office:date-value="2021-12-08" calcext:value-type="date">
            <text:p>08-12-21</text:p>
          </table:table-cell>
          <table:table-cell table:style-name="ce7" office:value-type="date" office:date-value="2021-12-08" calcext:value-type="date">
            <text:p>08-12-21</text:p>
          </table:table-cell>
          <table:table-cell office:value-type="string" calcext:value-type="string">
            <text:p>N.V.T.</text:p>
          </table:table-cell>
          <table:table-cell office:value-type="date" office:date-value="2021-12-08" calcext:value-type="date">
            <text:p>08-12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ebserver.service</text:p>
          </table:table-cell>
          <table:covered-table-cell/>
          <table:table-cell table:style-name="ce8" office:value-type="date" office:date-value="2021-11-14" calcext:value-type="date">
            <text:p>14-11-21</text:p>
          </table:table-cell>
          <table:table-cell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1-14" calcext:value-type="date">
            <text:p>14-11-21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Ufw – firewall maneger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Discord server</text:p>
          </table:table-cell>
          <table:covered-table-cell/>
          <table:table-cell table:style-name="ce8" office:value-type="date" office:date-value="2021-09-29" calcext:value-type="date">
            <text:p>29-09-21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date" office:date-value="2021-09-29" calcext:value-type="date">
            <text:p>29-09-21</text:p>
          </table:table-cell>
          <table:table-cell table:style-name="ce8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AutoVotifierBots (AVB)</text:p>
          </table:table-cell>
          <table:covered-table-cell/>
          <table:table-cell table:style-name="ce8" office:value-type="date" office:date-value="2021-09-27" calcext:value-type="date">
            <text:p>27-09-21</text:p>
          </table:table-cell>
          <table:table-cell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SH server</text:p>
          </table:table-cell>
          <table:covered-table-cell/>
          <table:table-cell table:number-columns-repeated="2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6" calcext:value-type="date">
            <text:p>26-09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TP server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11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date" office:date-value="2021-09-30" calcext:value-type="date">
            <text:p>30-09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</text:p>
          </table:table-cell>
          <table:covered-table-cell/>
          <table:table-cell table:number-columns-repeated="2" table:style-name="ce11" office:value-type="date" office:date-value="2021-12-08" calcext:value-type="date">
            <text:p>08-12-21</text:p>
          </table:table-cell>
          <table:table-cell office:value-type="string" calcext:value-type="string">
            <text:p>1.17.1</text:p>
          </table:table-cell>
          <table:table-cell office:value-type="date" office:date-value="2021-12-08" calcext:value-type="date">
            <text:p>08-12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 – query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 – proxy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1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2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3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akeQuery</text:p>
          </table:table-cell>
          <table:covered-table-cell/>
          <table:table-cell table:style-name="ce8" office:value-type="date" office:date-value="2021-09-29" calcext:value-type="date">
            <text:p>29-09-21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votifier listener</text:p>
          </table:table-cell>
          <table:covered-table-cell/>
          <table:table-cell table:style-name="ce8" office:value-type="date" office:date-value="2021-09-26" calcext:value-type="date">
            <text:p>26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1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2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3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1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office:value-type="date" office:date-value="2021-12-08" calcext:value-type="date">
            <text:p>08-12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8</text:p>
          </table:table-cell>
          <table:table-cell office:value-type="date" office:date-value="2021-12-08" calcext:value-type="date">
            <text:p>08-12-21</text:p>
          </table:table-cell>
          <table:table-cell office:value-type="float" office:value="25566" calcext:value-type="float">
            <text:p>25566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table:number-columns-repeated="2" table:style-name="ce29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table:style-name="ce29"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6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ultiverse Core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rivia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1.17.x</text:p>
          </table:table-cell>
          <table:table-cell table:style-name="ce8"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2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number-columns-repeated="2" table:style-name="ce11" office:value-type="date" office:date-value="2021-12-08" calcext:value-type="date">
            <text:p>08-12-21</text:p>
          </table:table-cell>
          <table:table-cell office:value-type="string" calcext:value-type="string">
            <text:p>1.18</text:p>
          </table:table-cell>
          <table:table-cell office:value-type="date" office:date-value="2021-12-08" calcext:value-type="date">
            <text:p>08-12-21</text:p>
          </table:table-cell>
          <table:table-cell office:value-type="float" office:value="25567" calcext:value-type="float">
            <text:p>25567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table:number-columns-repeated="2" table:style-name="ce29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table:style-name="ce29"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6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3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number-columns-repeated="2" table:style-name="ce29" office:value-type="date" office:date-value="2021-12-08" calcext:value-type="date">
            <text:p>08-12-21</text:p>
          </table:table-cell>
          <table:table-cell office:value-type="string" calcext:value-type="string">
            <text:p>1.18</text:p>
          </table:table-cell>
          <table:table-cell table:style-name="ce29" office:value-type="date" office:date-value="2021-12-08" calcext:value-type="date">
            <text:p>08-12-21</text:p>
          </table:table-cell>
          <table:table-cell office:value-type="float" office:value="25568" calcext:value-type="float">
            <text:p>25568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4" calcext:value-type="date">
            <text:p>24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4" calcext:value-type="date">
            <text:p>24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7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6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ultiverse Core</text:p>
          </table:table-cell>
          <table:covered-table-cell/>
          <table:table-cell table:number-columns-repeated="2" table:style-name="ce29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table:style-name="ce29" office:value-type="date" office:date-value="2021-09-25" calcext:value-type="date">
            <text:p>25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werelden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repeated="2" table:style-name="ce12" office:value-type="string" calcext:value-type="string">
            <text:p>N.V.T.</text:p>
          </table:table-cell>
          <table:table-cell office:value-type="string" calcext:value-type="string">
            <text:p>N.V.T.</text:p>
          </table:table-cell>
          <table:table-cell table:style-name="ce12" office:value-type="string" calcext:value-type="string">
            <text:p>N.V.T.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mappen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lobby</text:p>
          </table:table-cell>
          <table:covered-table-cell/>
          <table:table-cell table:style-name="ce11" office:value-type="date" office:date-value="2021-10-02" calcext:value-type="date">
            <text:p>02-10-21</text:p>
          </table:table-cell>
          <table:table-cell office:value-type="date" office:date-value="2021-10-02" calcext:value-type="date">
            <text:p>02-10-21</text:p>
          </table:table-cell>
          <table:table-cell office:value-type="string" calcext:value-type="string">
            <text:p>1.17.1</text:p>
          </table:table-cell>
          <table:table-cell office:value-type="date" office:date-value="2021-10-02" calcext:value-type="date">
            <text:p>02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arkour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lockception_Parkour_5</text:p>
          </table:table-cell>
          <table:covered-table-cell/>
          <table:table-cell office:value-type="date" office:date-value="2021-09-25" calcext:value-type="date">
            <text:p>25-09-21</text:p>
          </table:table-cell>
          <table:table-cell table:style-name="ce7"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rkour_Helix</text:p>
          </table:table-cell>
          <table:covered-table-cell/>
          <table:table-cell table:number-columns-repeated="2" table:style-name="ce29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table:style-name="ce29" office:value-type="date" office:date-value="2021-09-25" calcext:value-type="date">
            <text:p>25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lobby</text:p>
          </table:table-cell>
          <table:covered-table-cell/>
          <table:table-cell table:number-columns-repeated="2" office:value-type="date" office:date-value="2021-10-01" calcext:value-type="date">
            <text:p>01-10-21</text:p>
          </table:table-cell>
          <table:table-cell office:value-type="string" calcext:value-type="string">
            <text:p>1.17.x</text:p>
          </table:table-cell>
          <table:table-cell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datapack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Vanilla (built-in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rkour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cp5.zip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&lt;datapack: world&gt;</text:p>
          </table:table-cell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Minecraft server list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style-name="ce11" office:value-type="date" office:date-value="2021-10-02" calcext:value-type="date">
            <text:p>02-10-21</text:p>
          </table:table-cell>
          <table:table-cell office:value-type="date" office:date-value="2021-10-02" calcext:value-type="date">
            <text:p>02-10-21</text:p>
          </table:table-cell>
          <table:table-cell office:value-type="string" calcext:value-type="string">
            <text:p>N.V.T.</text:p>
          </table:table-cell>
          <table:table-cell office:value-type="date" office:date-value="2021-10-02" calcext:value-type="date">
            <text:p>02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webserver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style-name="ce8" office:value-type="date" office:date-value="2021-11-14" calcext:value-type="date">
            <text:p>14-11-21</text:p>
          </table:table-cell>
          <table:table-cell table:style-name="ce11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</table:table>
      <table:table table:name="Kosten_server_huur" table:style-name="ta1">
        <table:table-column table:style-name="co1" table:number-columns-repeated="2" table:default-cell-style-name="ce25"/>
        <table:table-column table:style-name="co3" table:default-cell-style-name="ce25"/>
        <table:table-column table:style-name="co1" table:number-columns-repeated="3" table:default-cell-style-name="ce25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56"/>
        <table:table-column table:style-name="co11" table:default-cell-style-name="ce57"/>
        <table:table-column table:style-name="co12" table:default-cell-style-name="ce25"/>
        <table:table-column table:style-name="co1" table:default-cell-style-name="ce5"/>
        <table:table-column table:style-name="co1" table:default-cell-style-name="ce25"/>
        <table:table-row table:style-name="ro1">
          <table:table-cell table:style-name="ce36" office:value-type="string" calcext:value-type="string" table:number-columns-spanned="9" table:number-rows-spanned="1">
            <text:p>Kosten_server_huur</text:p>
          </table:table-cell>
          <table:covered-table-cell table:number-columns-repeated="8" table:style-name="Default"/>
          <table:table-cell table:style-name="Default" table:number-columns-repeated="8"/>
        </table:table-row>
        <table:table-row table:style-name="ro1">
          <table:table-cell table:style-name="ce22" office:value-type="string" calcext:value-type="string">
            <text:p>naam-bedrijf</text:p>
          </table:table-cell>
          <table:table-cell table:style-name="ce22" office:value-type="string" calcext:value-type="string">
            <text:p>server_type</text:p>
          </table:table-cell>
          <table:table-cell table:style-name="ce22" office:value-type="string" calcext:value-type="string">
            <text:p>CPU/CPU’s</text:p>
          </table:table-cell>
          <table:table-cell table:style-name="ce22" office:value-type="string" calcext:value-type="string">
            <text:p>RAM (GB)</text:p>
          </table:table-cell>
          <table:table-cell table:style-name="ce22" office:value-type="string" calcext:value-type="string">
            <text:p>opslag (GB)</text:p>
          </table:table-cell>
          <table:table-cell table:style-name="ce22" office:value-type="string" calcext:value-type="string">
            <text:p>opslag_type</text:p>
          </table:table-cell>
          <table:table-cell table:style-name="ce22" office:value-type="string" calcext:value-type="string">
            <text:p>data bandbreedte</text:p>
          </table:table-cell>
          <table:table-cell table:style-name="ce22" office:value-type="string" calcext:value-type="string">
            <text:p>data verkeer</text:p>
          </table:table-cell>
          <table:table-cell table:style-name="ce22" office:value-type="string" calcext:value-type="string">
            <text:p>starters-kosten</text:p>
          </table:table-cell>
          <table:table-cell table:style-name="ce22" office:value-type="string" calcext:value-type="string">
            <text:p>kosten per maand</text:p>
          </table:table-cell>
          <table:table-cell table:style-name="ce22" office:value-type="string" calcext:value-type="string">
            <text:p>kosten per jaar</text:p>
          </table:table-cell>
          <table:table-cell table:style-name="ce55" office:value-type="string" calcext:value-type="string">
            <text:p>loon per maand</text:p>
          </table:table-cell>
          <table:table-cell table:style-name="ce55" office:value-type="string" calcext:value-type="string">
            <text:p>Totale kosten per jaar</text:p>
          </table:table-cell>
          <table:table-cell table:style-name="ce55" office:value-type="string" calcext:value-type="string">
            <text:p>Verwachte winst</text:p>
          </table:table-cell>
          <table:table-cell table:style-name="ce22" office:value-type="string" calcext:value-type="string">
            <text:p>source</text:p>
          </table:table-cell>
          <table:table-cell table:style-name="ce40" office:value-type="string" calcext:value-type="string" table:number-columns-spanned="2" table:number-rows-spanned="1">
            <text:p>legenda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1x”vCore (Virtual core)”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5+0.4)" office:value-type="currency" office:currency="EUR" office:value="5.4" calcext:value-type="currency">
            <text:p>€ 5,40</text:p>
          </table:table-cell>
          <table:table-cell table:formula="of:=[.I3]+[.J3]*12" office:value-type="currency" office:currency="EUR" office:value="69.8" calcext:value-type="currency">
            <text:p>€ 6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3]+([.J3]*12))+[.N3]" office:value-type="currency" office:currency="EUR" office:value="249.8" calcext:value-type="currency">
            <text:p>€ 249,80</text:p>
          </table:table-cell>
          <table:table-cell table:formula="of:=[.L3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style-name="ce43" office:value-type="string" calcext:value-type="string" table:number-columns-spanned="2" table:number-rows-spanned="1">
            <text:p>draaiende</text:p>
          </table:table-cell>
          <table:covered-table-cell/>
        </table:table-row>
        <table:table-row table:style-name="ro1">
          <table:table-cell table:style-name="ce37" office:value-type="string" calcext:value-type="string">
            <text:p>Strato</text:p>
          </table:table-cell>
          <table:table-cell table:style-name="ce37" office:value-type="string" calcext:value-type="string">
            <text:p>VPS</text:p>
          </table:table-cell>
          <table:table-cell table:style-name="ce37" office:value-type="string" calcext:value-type="string">
            <text:p><text:span text:style-name="T1">4x”vCore (Virtual core)</text:span>”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string" calcext:value-type="string">
            <text:p>SSD</text:p>
          </table:table-cell>
          <table:table-cell table:style-name="ce39" office:value-type="string" calcext:value-type="string">
            <text:p>500 Mbit/s</text:p>
          </table:table-cell>
          <table:table-cell table:style-name="ce39" office:value-type="string" calcext:value-type="string">
            <text:p>unlimited</text:p>
          </table:table-cell>
          <table:table-cell table:style-name="ce39" office:value-type="currency" office:currency="EUR" office:value="5" calcext:value-type="currency">
            <text:p>€ 5,00</text:p>
          </table:table-cell>
          <table:table-cell table:style-name="ce39" table:formula="of:=SUM(15+0.4)" office:value-type="currency" office:currency="EUR" office:value="15.4" calcext:value-type="currency">
            <text:p>€ 15,40</text:p>
          </table:table-cell>
          <table:table-cell table:style-name="ce39" table:formula="of:=[.I4]+[.J4]*12" office:value-type="currency" office:currency="EUR" office:value="189.8" calcext:value-type="currency">
            <text:p>€ 189,80</text:p>
          </table:table-cell>
          <table:table-cell table:style-name="ce39" office:value-type="currency" office:currency="EUR" office:value="15" calcext:value-type="currency">
            <text:p>€ 15,00</text:p>
          </table:table-cell>
          <table:table-cell table:style-name="ce60" table:formula="of:=([.I4]+([.J4]*12))+[.N4]" office:value-type="currency" office:currency="EUR" office:value="369.8" calcext:value-type="currency">
            <text:p>€ 369,80</text:p>
          </table:table-cell>
          <table:table-cell table:style-name="ce62" table:formula="of:=[.L4]*12" office:value-type="currency" office:currency="EUR" office:value="180" calcext:value-type="currency">
            <text:p>€ 180,00</text:p>
          </table:table-cell>
          <table:table-cell table:style-name="ce37"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<text:span text:style-name="T1">8x”vCore (Virtual core)</text:span>”</text:p>
          </table:table-cell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25+0.4)" office:value-type="currency" office:currency="EUR" office:value="25.4" calcext:value-type="currency">
            <text:p>€ 25,40</text:p>
          </table:table-cell>
          <table:table-cell table:formula="of:=[.I5]+[.J5]*12" office:value-type="currency" office:currency="EUR" office:value="309.8" calcext:value-type="currency">
            <text:p>€ 30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5]+([.J5]*12))+[.N5]" office:value-type="currency" office:currency="EUR" office:value="489.8" calcext:value-type="currency">
            <text:p>€ 489,80</text:p>
          </table:table-cell>
          <table:table-cell table:formula="of:=[.L5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<text:span text:style-name="T1">16x”vCore (Virtual core)</text:span>”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35+0.4)" office:value-type="currency" office:currency="EUR" office:value="35.4" calcext:value-type="currency">
            <text:p>€ 35,40</text:p>
          </table:table-cell>
          <table:table-cell table:formula="of:=[.I6]+[.J6]*12" office:value-type="currency" office:currency="EUR" office:value="429.8" calcext:value-type="currency">
            <text:p>€ 42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6]+([.J6]*12))+[.N6]" office:value-type="currency" office:currency="EUR" office:value="609.8" calcext:value-type="currency">
            <text:p>€ 609,80</text:p>
          </table:table-cell>
          <table:table-cell table:formula="of:=[.L6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AMD Opteron 4180 [6 x 2,6 GHz]”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31+0.4)" office:value-type="currency" office:currency="EUR" office:value="31.4" calcext:value-type="currency">
            <text:p>€ 31,40</text:p>
          </table:table-cell>
          <table:table-cell table:formula="of:=[.I7]+[.J7]*12" office:value-type="currency" office:currency="EUR" office:value="415.8" calcext:value-type="currency">
            <text:p>€ 415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7]+([.J7]*12))+[.N7]" office:value-type="currency" office:currency="EUR" office:value="595.8" calcext:value-type="currency">
            <text:p>€ 595,80</text:p>
          </table:table-cell>
          <table:table-cell table:formula="of:=[.L7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3-1230v6 (Kaby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69+0.4)" office:value-type="currency" office:currency="EUR" office:value="69.4" calcext:value-type="currency">
            <text:p>€ 69,40</text:p>
          </table:table-cell>
          <table:table-cell table:formula="of:=[.I8]+[.J8]*12" office:value-type="currency" office:currency="EUR" office:value="871.8" calcext:value-type="currency">
            <text:p>€ 871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8]+([.J8]*12))+[.N8]" office:value-type="currency" office:currency="EUR" office:value="1051.8" calcext:value-type="currency">
            <text:p>€ 1.051,80</text:p>
          </table:table-cell>
          <table:table-cell table:formula="of:=[.L8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-2134 (Coffee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84+0.4)" office:value-type="currency" office:currency="EUR" office:value="84.4" calcext:value-type="currency">
            <text:p>€ 84,40</text:p>
          </table:table-cell>
          <table:table-cell table:formula="of:=[.I9]+[.J9]*12" office:value-type="currency" office:currency="EUR" office:value="1051.8" calcext:value-type="currency">
            <text:p>€ 1.051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9]+([.J9]*12))+[.N9]" office:value-type="currency" office:currency="EUR" office:value="1231.8" calcext:value-type="currency">
            <text:p>€ 1.231,80</text:p>
          </table:table-cell>
          <table:table-cell table:formula="of:=[.L9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3-1230v6 (Kaby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73+0.4)" office:value-type="currency" office:currency="EUR" office:value="73.4" calcext:value-type="currency">
            <text:p>€ 73,40</text:p>
          </table:table-cell>
          <table:table-cell table:formula="of:=[.I10]+[.J10]*12" office:value-type="currency" office:currency="EUR" office:value="919.8" calcext:value-type="currency">
            <text:p>€ 91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0]+([.J10]*12))+[.N10]" office:value-type="currency" office:currency="EUR" office:value="1099.8" calcext:value-type="currency">
            <text:p>€ 1.099,80</text:p>
          </table:table-cell>
          <table:table-cell table:formula="of:=[.L10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-2134 (Coffee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88+0.4)" office:value-type="currency" office:currency="EUR" office:value="88.4" calcext:value-type="currency">
            <text:p>€ 88,40</text:p>
          </table:table-cell>
          <table:table-cell table:formula="of:=[.I11]+[.J11]*12" office:value-type="currency" office:currency="EUR" office:value="1099.8" calcext:value-type="currency">
            <text:p>€ 1.09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1]+([.J11]*12))+[.N11]" office:value-type="currency" office:currency="EUR" office:value="1279.8" calcext:value-type="currency">
            <text:p>€ 1.279,80</text:p>
          </table:table-cell>
          <table:table-cell table:formula="of:=[.L11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2]+[.J12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2]+([.J12]*12))+[.N12]" office:value-type="currency" office:currency="EUR" office:value="180" calcext:value-type="currency">
            <text:p>€ 180,00</text:p>
          </table:table-cell>
          <table:table-cell table:formula="of:=[.L12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3]+[.J13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3]+([.J13]*12))+[.N13]" office:value-type="currency" office:currency="EUR" office:value="180" calcext:value-type="currency">
            <text:p>€ 180,00</text:p>
          </table:table-cell>
          <table:table-cell table:formula="of:=[.L13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4]+[.J14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4]+([.J14]*12))+[.N14]" office:value-type="currency" office:currency="EUR" office:value="180" calcext:value-type="currency">
            <text:p>€ 180,00</text:p>
          </table:table-cell>
          <table:table-cell table:formula="of:=[.L14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5]+[.J15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5]+([.J15]*12))+[.N15]" office:value-type="currency" office:currency="EUR" office:value="180" calcext:value-type="currency">
            <text:p>€ 180,00</text:p>
          </table:table-cell>
          <table:table-cell table:formula="of:=[.L15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6]+[.J16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6]+([.J16]*12))+[.N16]" office:value-type="currency" office:currency="EUR" office:value="180" calcext:value-type="currency">
            <text:p>€ 180,00</text:p>
          </table:table-cell>
          <table:table-cell table:formula="of:=[.L16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7]+[.J17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7]+([.J17]*12))+[.N17]" office:value-type="currency" office:currency="EUR" office:value="180" calcext:value-type="currency">
            <text:p>€ 180,00</text:p>
          </table:table-cell>
          <table:table-cell table:formula="of:=[.L17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8]+[.J18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8]+([.J18]*12))+[.N18]" office:value-type="currency" office:currency="EUR" office:value="180" calcext:value-type="currency">
            <text:p>€ 180,00</text:p>
          </table:table-cell>
          <table:table-cell table:formula="of:=[.L18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9]+[.J19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9]+([.J19]*12))+[.N19]" office:value-type="currency" office:currency="EUR" office:value="180" calcext:value-type="currency">
            <text:p>€ 180,00</text:p>
          </table:table-cell>
          <table:table-cell table:formula="of:=[.L19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0]+[.J20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0]+([.J20]*12))+[.N20]" office:value-type="currency" office:currency="EUR" office:value="180" calcext:value-type="currency">
            <text:p>€ 180,00</text:p>
          </table:table-cell>
          <table:table-cell table:formula="of:=[.L20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1]+[.J21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1]+([.J21]*12))+[.N21]" office:value-type="currency" office:currency="EUR" office:value="180" calcext:value-type="currency">
            <text:p>€ 180,00</text:p>
          </table:table-cell>
          <table:table-cell table:formula="of:=[.L21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2]+[.J22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2]+([.J22]*12))+[.N22]" office:value-type="currency" office:currency="EUR" office:value="180" calcext:value-type="currency">
            <text:p>€ 180,00</text:p>
          </table:table-cell>
          <table:table-cell table:formula="of:=[.L22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3]+[.J23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3]+([.J23]*12))+[.N23]" office:value-type="currency" office:currency="EUR" office:value="180" calcext:value-type="currency">
            <text:p>€ 180,00</text:p>
          </table:table-cell>
          <table:table-cell table:formula="of:=[.L23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4]+[.J24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4]+([.J24]*12))+[.N24]" office:value-type="currency" office:currency="EUR" office:value="180" calcext:value-type="currency">
            <text:p>€ 180,00</text:p>
          </table:table-cell>
          <table:table-cell table:formula="of:=[.L24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5]+[.J25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5]+([.J25]*12))+[.N25]" office:value-type="currency" office:currency="EUR" office:value="180" calcext:value-type="currency">
            <text:p>€ 180,00</text:p>
          </table:table-cell>
          <table:table-cell table:formula="of:=[.L25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6]+[.J26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6]+([.J26]*12))+[.N26]" office:value-type="currency" office:currency="EUR" office:value="180" calcext:value-type="currency">
            <text:p>€ 180,00</text:p>
          </table:table-cell>
          <table:table-cell table:formula="of:=[.L26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7]+[.J27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7]+([.J27]*12))+[.N27]" office:value-type="currency" office:currency="EUR" office:value="180" calcext:value-type="currency">
            <text:p>€ 180,00</text:p>
          </table:table-cell>
          <table:table-cell table:formula="of:=[.L27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8]+[.J28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8]+([.J28]*12))+[.N28]" office:value-type="currency" office:currency="EUR" office:value="180" calcext:value-type="currency">
            <text:p>€ 180,00</text:p>
          </table:table-cell>
          <table:table-cell table:formula="of:=[.L28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9]+[.J29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9]+([.J29]*12))+[.N29]" office:value-type="currency" office:currency="EUR" office:value="180" calcext:value-type="currency">
            <text:p>€ 180,00</text:p>
          </table:table-cell>
          <table:table-cell table:formula="of:=[.L29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30]+[.J30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30]+([.J30]*12))+[.N30]" office:value-type="currency" office:currency="EUR" office:value="180" calcext:value-type="currency">
            <text:p>€ 180,00</text:p>
          </table:table-cell>
          <table:table-cell table:formula="of:=[.L30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</table:table>
      <table:table table:name="todo" table:style-name="ta1">
        <table:table-column table:style-name="co1" table:default-cell-style-name="Default"/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periotei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em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8T22:34:08.700656400</dc:date>
    <meta:editing-duration>PT9H7M13S</meta:editing-duration>
    <meta:editing-cycles>205</meta:editing-cycles>
    <meta:generator>LibreOffice/6.4.7.2$Linux_X86_64 LibreOffice_project/40$Build-2</meta:generator>
    <meta:document-statistic meta:table-count="3" meta:cell-count="794" meta:object-count="0"/>
  </office:meta>
</office:document-meta>
</file>